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2299in"/>
    </style:style>
    <style:style style:name="co6" style:family="table-column">
      <style:table-column-properties fo:break-before="auto" style:column-width="1.3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 style:data-style-name="N11">
      <style:table-cell-properties fo:background-color="#dddddd" fo:border="0.06pt solid #000000"/>
    </style:style>
  </office:automatic-styles>
  <office:body>
    <office:spreadsheet>
      <table:table table:name="roadrunner_results_040715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08" table:default-cell-style-name="Default"/>
        <table:table-row table:style-name="ro1">
          <table:table-cell office:value-type="string" calcext:value-type="string">
            <text:p>roadrunner version 1.3.1, Win32</text:p>
          </table:table-cell>
          <table:table-cell table:style-name="ce1" table:number-columns-repeated="4"/>
          <table:table-cell office:value-type="string" calcext:value-type="string">
            <text:p>Jarnac Version 3.33b Interactive Mode [Build Date: 27 February 2014</text:p>
          </table:table-cell>
          <table:table-cell table:style-name="ce1" office:value-type="string" calcext:value-type="string">
            <text:p><text:s/>21:11:26] </text:p>
          </table:table-cell>
          <table:table-cell table:style-name="ce1" table:number-columns-repeated="3"/>
          <table:table-cell table:style-name="ce1" office:value-type="string" calcext:value-type="string">
            <text:p>Ratio: Jarnac / roadrunner</text:p>
          </table:table-cell>
          <table:table-cell table:style-name="ce1" table:number-columns-repeated="2"/>
          <table:table-cell table:style-name="ce5"/>
          <table:table-cell table:style-name="ce5" office:value-type="string" calcext:value-type="string">
            <text:p>Average of 3 trials</text:p>
          </table:table-cell>
          <table:table-cell table:style-name="ce5" table:number-columns-repeated="2"/>
          <table:table-cell table:style-name="ce1" table:number-columns-repeated="1007"/>
        </table:table-row>
        <table:table-row table:style-name="ro1">
          <table:table-cell office:value-type="string" calcext:value-type="string">
            <text:p>Trial 1</text:p>
          </table:table-cell>
          <table:table-cell table:style-name="ce1" table:number-columns-repeated="4"/>
          <table:table-cell office:value-type="string" calcext:value-type="string">
            <text:p>Trial 1 </text:p>
          </table:table-cell>
          <table:table-cell table:style-name="ce1" table:number-columns-repeated="7"/>
          <table:table-cell table:style-name="ce5" table:number-columns-repeated="4"/>
          <table:table-cell table:style-name="ce1" table:number-columns-repeated="1007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table:number-columns-repeated="4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_time (s)</text:p>
          </table:table-cell>
          <table:table-cell table:style-name="ce5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14000082015991" calcext:value-type="float">
            <text:p>0.114000082</text:p>
          </table:table-cell>
          <table:table-cell office:value-type="float" office:value="0" calcext:value-type="float">
            <text:p>0</text:p>
          </table:table-cell>
          <table:table-cell office:value-type="float" office:value="0.114000082015991" calcext:value-type="float">
            <text:p>0.114000082</text:p>
          </table:table-cell>
          <table:table-cell table:number-columns-repeated="9"/>
          <table:table-cell table:style-name="ce6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8000011444092" calcext:value-type="float">
            <text:p>0.1380000114</text:p>
          </table:table-cell>
          <table:table-cell office:value-type="float" office:value="0.185999870300293" calcext:value-type="float">
            <text:p>0.1859998703</text:p>
          </table:table-cell>
          <table:table-cell office:value-type="float" office:value="0.323999881744385" calcext:value-type="float">
            <text:p>0.323999881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.015" calcext:value-type="float">
            <text:p>1.015</text:p>
          </table:table-cell>
          <table:table-cell table:style-name="ce1" office:value-type="string" calcext:value-type="string">
            <text:p>jana_wolf_fixed2</text:p>
          </table:table-cell>
          <table:table-cell table:style-name="ce2" table:formula="of:=([.G5]/[.B5])" office:value-type="float" office:value="0.108695643159979" calcext:value-type="float">
            <text:p>0.1086956432</text:p>
          </table:table-cell>
          <table:table-cell table:style-name="ce2" table:formula="of:=([.H5]/[.C5])" office:value-type="float" office:value="5.37634783500397" calcext:value-type="float">
            <text:p>5.376347835</text:p>
          </table:table-cell>
          <table:table-cell table:style-name="ce2" table:formula="of:=([.I5]/[.D5])" office:value-type="float" office:value="3.13271719278209" calcext:value-type="float">
            <text:p>3.1327171928</text:p>
          </table:table-cell>
          <table:table-cell table:style-name="ce5" office:value-type="string" calcext:value-type="string">
            <text:p>jana_wolf_fixed2</text:p>
          </table:table-cell>
          <table:table-cell table:style-name="ce7" table:formula="of:=SUM([.K5];[.K24];[.K43])/3" office:value-type="percentage" office:value="0.0362318810533262" calcext:value-type="percentage">
            <text:p>3.62%</text:p>
          </table:table-cell>
          <table:table-cell table:style-name="ce7" table:formula="of:=SUM([.L5];[.L24];[.L43])/3" office:value-type="percentage" office:value="5.30046657723123" calcext:value-type="percentage">
            <text:p>530.05%</text:p>
          </table:table-cell>
          <table:table-cell table:style-name="ce7" table:formula="of:=SUM([.M5];[.M24];[.M43])/3" office:value-type="percentage" office:value="3.08546157574055" calcext:value-type="percentage">
            <text:p>308.5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532000064849854" calcext:value-type="float">
            <text:p>0.5320000648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39000034332275" calcext:value-type="float">
            <text:p>0.5390000343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97" calcext:value-type="float">
            <text:p>0.297</text:p>
          </table:table-cell>
          <table:table-cell office:value-type="float" office:value="2.265" calcext:value-type="float">
            <text:p>2.265</text:p>
          </table:table-cell>
          <table:table-cell office:value-type="float" office:value="2.562" calcext:value-type="float">
            <text:p>2.562</text:p>
          </table:table-cell>
          <table:table-cell table:style-name="ce1" office:value-type="string" calcext:value-type="string">
            <text:p>biomod14</text:p>
          </table:table-cell>
          <table:table-cell table:style-name="ce2" table:formula="of:=([.G6]/[.B6])" office:value-type="float" office:value="0.558270608639535" calcext:value-type="float">
            <text:p>0.5582706086</text:p>
          </table:table-cell>
          <table:table-cell table:style-name="ce2" table:formula="of:=([.H6]/[.C6])" office:value-type="float" office:value="323.572839237057" calcext:value-type="float">
            <text:p>323.5728392371</text:p>
          </table:table-cell>
          <table:table-cell table:style-name="ce2" table:formula="of:=([.I6]/[.D6])" office:value-type="float" office:value="4.75324645048281" calcext:value-type="float">
            <text:p>4.7532464505</text:p>
          </table:table-cell>
          <table:table-cell table:style-name="ce5" office:value-type="string" calcext:value-type="string">
            <text:p>biomod14</text:p>
          </table:table-cell>
          <table:table-cell table:style-name="ce7" table:formula="of:=SUM([.K6];[.K25];[.K44])/3" office:value-type="percentage" office:value="0.554948748580754" calcext:value-type="percentage">
            <text:p>55.49%</text:p>
          </table:table-cell>
          <table:table-cell table:style-name="ce7" table:formula="of:=SUM([.L6];[.L25];[.L44])/3" office:value-type="percentage" office:value="311.609311006109" calcext:value-type="percentage">
            <text:p>31160.93%</text:p>
          </table:table-cell>
          <table:table-cell table:style-name="ce7" table:formula="of:=SUM([.M6];[.M25];[.M44])/3" office:value-type="percentage" office:value="4.98437959421891" calcext:value-type="percentage">
            <text:p>498.4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7000150680542" calcext:value-type="float">
            <text:p>0.067000150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8000078201294" calcext:value-type="float">
            <text:p>0.0680000782</text:p>
          </table:table-cell>
          <table:table-cell table:number-columns-repeated="5"/>
          <table:table-cell table:style-name="ce1"/>
          <table:table-cell table:style-name="ce2" table:number-columns-repeated="3"/>
          <table:table-cell table:style-name="ce5"/>
          <table:table-cell table:style-name="ce6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3000154495239" calcext:value-type="float">
            <text:p>0.1130001545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0.15500020980835" calcext:value-type="float">
            <text:p>0.1550002098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 table:style-name="ce1" office:value-type="string" calcext:value-type="string">
            <text:p>biomod33</text:p>
          </table:table-cell>
          <table:table-cell table:style-name="ce2" table:formula="of:=([.G8]/[.B8])" office:value-type="float" office:value="0.283185453532705" calcext:value-type="float">
            <text:p>0.2831854535</text:p>
          </table:table-cell>
          <table:table-cell table:style-name="ce2" table:formula="of:=([.H8]/[.C8])" office:value-type="float" office:value="4.07142320945044" calcext:value-type="float">
            <text:p>4.0714232095</text:p>
          </table:table-cell>
          <table:table-cell table:style-name="ce2" table:formula="of:=([.I8]/[.D8])" office:value-type="float" office:value="1.30967564657493" calcext:value-type="float">
            <text:p>1.3096756466</text:p>
          </table:table-cell>
          <table:table-cell table:style-name="ce5" office:value-type="string" calcext:value-type="string">
            <text:p>biomod33</text:p>
          </table:table-cell>
          <table:table-cell table:style-name="ce7" table:formula="of:=SUM([.K8];[.K27];[.K46])/3" office:value-type="percentage" office:value="0.283584236338061" calcext:value-type="percentage">
            <text:p>28.36%</text:p>
          </table:table-cell>
          <table:table-cell table:style-name="ce7" table:formula="of:=SUM([.L8];[.L27];[.L46])/3" office:value-type="percentage" office:value="4.1400879172381" calcext:value-type="percentage">
            <text:p>414.01%</text:p>
          </table:table-cell>
          <table:table-cell table:style-name="ce7" table:formula="of:=SUM([.M8];[.M27];[.M46])/3" office:value-type="percentage" office:value="1.34997820207807" calcext:value-type="percentage">
            <text:p>135.00%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30002307891846" calcext:value-type="float">
            <text:p>0.033000230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40001583099365" calcext:value-type="float">
            <text:p>0.03400015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([.G9]/[.B9])" office:value-type="float" office:value="0.484845094030185" calcext:value-type="float">
            <text:p>0.484845094</text:p>
          </table:table-cell>
          <table:table-cell table:style-name="ce2" table:formula="of:=([.H9]/[.C9])" office:value-type="float" office:value="15.001087267525" calcext:value-type="float">
            <text:p>15.0010872675</text:p>
          </table:table-cell>
          <table:table-cell table:style-name="ce2" table:formula="of:=([.I9]/[.D9])" office:value-type="float" office:value="0.911760460566452" calcext:value-type="float">
            <text:p>0.9117604606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SUM([.K9];[.K28];[.K47])/3" office:value-type="percentage" office:value="0.334028563632621" calcext:value-type="percentage">
            <text:p>33.40%</text:p>
          </table:table-cell>
          <table:table-cell table:style-name="ce7" table:formula="of:=SUM([.L9];[.L28];[.L47])/3" office:value-type="percentage" office:value="15.3332527808518" calcext:value-type="percentage">
            <text:p>1533.33%</text:p>
          </table:table-cell>
          <table:table-cell table:style-name="ce7" table:formula="of:=SUM([.M9];[.M28];[.M47])/3" office:value-type="percentage" office:value="0.820778458743954" calcext:value-type="percentage">
            <text:p>82.08%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0001068115234" calcext:value-type="float">
            <text:p>0.038000106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90000343322754" calcext:value-type="float">
            <text:p>0.0390000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([.G10]/[.B10])" office:value-type="float" office:value="0.394735732570396" calcext:value-type="float">
            <text:p>0.3947357326</text:p>
          </table:table-cell>
          <table:table-cell table:style-name="ce2" table:formula="of:=([.H10]/[.C10])" office:value-type="float" office:value="16.0011597520267" calcext:value-type="float">
            <text:p>16.001159752</text:p>
          </table:table-cell>
          <table:table-cell table:style-name="ce2" table:formula="of:=([.I10]/[.D10])" office:value-type="float" office:value="0.794871095135042" calcext:value-type="float">
            <text:p>0.7948710951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SUM([.K10];[.K29];[.K48])/3" office:value-type="percentage" office:value="0.283959156220704" calcext:value-type="percentage">
            <text:p>28.40%</text:p>
          </table:table-cell>
          <table:table-cell table:style-name="ce7" table:formula="of:=SUM([.L10];[.L29];[.L48])/3" office:value-type="percentage" office:value="16.0005239527756" calcext:value-type="percentage">
            <text:p>1600.05%</text:p>
          </table:table-cell>
          <table:table-cell table:style-name="ce7" table:formula="of:=SUM([.M10];[.M29];[.M48])/3" office:value-type="percentage" office:value="0.857549404527558" calcext:value-type="percentage">
            <text:p>85.75%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9200005531311" calcext:value-type="float">
            <text:p>0.2920000553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96000003814697" calcext:value-type="float">
            <text:p>0.29600000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69" calcext:value-type="float">
            <text:p>2.469</text:p>
          </table:table-cell>
          <table:table-cell office:value-type="float" office:value="2.594" calcext:value-type="float">
            <text:p>2.594</text:p>
          </table:table-cell>
          <table:table-cell table:style-name="ce1" office:value-type="float" office:value="50" calcext:value-type="float">
            <text:p>50</text:p>
          </table:table-cell>
          <table:table-cell table:style-name="ce2" table:formula="of:=([.G11]/[.B11])" office:value-type="float" office:value="0.428082110689887" calcext:value-type="float">
            <text:p>0.4280821107</text:p>
          </table:table-cell>
          <table:table-cell table:style-name="ce2" table:formula="of:=([.H11]/[.C11])" office:value-type="float" office:value="617.257946951184" calcext:value-type="float">
            <text:p>617.2579469512</text:p>
          </table:table-cell>
          <table:table-cell table:style-name="ce2" table:formula="of:=([.I11]/[.D11])" office:value-type="float" office:value="8.76351340057382" calcext:value-type="float">
            <text:p>8.7635134006</text:p>
          </table:table-cell>
          <table:table-cell table:style-name="ce5" office:value-type="float" office:value="50" calcext:value-type="float">
            <text:p>50</text:p>
          </table:table-cell>
          <table:table-cell table:style-name="ce7" table:formula="of:=SUM([.K11];[.K30];[.K49])/3" office:value-type="percentage" office:value="0.456592762253825" calcext:value-type="percentage">
            <text:p>45.66%</text:p>
          </table:table-cell>
          <table:table-cell table:style-name="ce7" table:formula="of:=SUM([.L11];[.L30];[.L49])/3" office:value-type="percentage" office:value="618.495699804152" calcext:value-type="percentage">
            <text:p>61849.57%</text:p>
          </table:table-cell>
          <table:table-cell table:style-name="ce7" table:formula="of:=SUM([.M11];[.M30];[.M49])/3" office:value-type="percentage" office:value="9.0135740684454" calcext:value-type="percentage">
            <text:p>901.36%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5000038146973" calcext:value-type="float">
            <text:p>0.5850000381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92000007629395" calcext:value-type="float">
            <text:p>0.59200000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734" calcext:value-type="float">
            <text:p>12.734</text:p>
          </table:table-cell>
          <table:table-cell office:value-type="float" office:value="13.031" calcext:value-type="float">
            <text:p>13.031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([.G12]/[.B12])" office:value-type="float" office:value="0.507692274586456" calcext:value-type="float">
            <text:p>0.5076922746</text:p>
          </table:table-cell>
          <table:table-cell table:style-name="ce2" table:formula="of:=([.H12]/[.C12])" office:value-type="float" office:value="1819.1507880109" calcext:value-type="float">
            <text:p>1819.1507880109</text:p>
          </table:table-cell>
          <table:table-cell table:style-name="ce2" table:formula="of:=([.I12]/[.D12])" office:value-type="float" office:value="22.0118240406471" calcext:value-type="float">
            <text:p>22.0118240406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SUM([.K12];[.K31];[.K50])/3" office:value-type="percentage" office:value="0.511235011421472" calcext:value-type="percentage">
            <text:p>51.12%</text:p>
          </table:table-cell>
          <table:table-cell table:style-name="ce7" table:formula="of:=SUM([.L12];[.L31];[.L50])/3" office:value-type="percentage" office:value="1837.92530676003" calcext:value-type="percentage">
            <text:p>183792.53%</text:p>
          </table:table-cell>
          <table:table-cell table:style-name="ce7" table:formula="of:=SUM([.M12];[.M31];[.M50])/3" office:value-type="percentage" office:value="22.1073253847908" calcext:value-type="percentage">
            <text:p>2210.73%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4000015258789" calcext:value-type="float">
            <text:p>0.9340000153</text:p>
          </table:table-cell>
          <table:table-cell office:value-type="float" office:value="0.00999999046325684" calcext:value-type="float">
            <text:p>0.0099999905</text:p>
          </table:table-cell>
          <table:table-cell office:value-type="float" office:value="0.944000005722046" calcext:value-type="float">
            <text:p>0.94400000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31" calcext:value-type="float">
            <text:p>35.531</text:p>
          </table:table-cell>
          <table:table-cell office:value-type="float" office:value="36.062" calcext:value-type="float">
            <text:p>36.062</text:p>
          </table:table-cell>
          <table:table-cell table:style-name="ce1" office:value-type="float" office:value="150" calcext:value-type="float">
            <text:p>150</text:p>
          </table:table-cell>
          <table:table-cell table:style-name="ce2" table:formula="of:=([.G13]/[.B13])" office:value-type="float" office:value="0.568522474652072" calcext:value-type="float">
            <text:p>0.5685224747</text:p>
          </table:table-cell>
          <table:table-cell table:style-name="ce2" table:formula="of:=([.H13]/[.C13])" office:value-type="float" office:value="3553.10338850344" calcext:value-type="float">
            <text:p>3553.1033885035</text:p>
          </table:table-cell>
          <table:table-cell table:style-name="ce2" table:formula="of:=([.I13]/[.D13])" office:value-type="float" office:value="38.2012709548841" calcext:value-type="float">
            <text:p>38.2012709549</text:p>
          </table:table-cell>
          <table:table-cell table:style-name="ce5" office:value-type="float" office:value="150" calcext:value-type="float">
            <text:p>150</text:p>
          </table:table-cell>
          <table:table-cell table:style-name="ce7" table:formula="of:=SUM([.K13];[.K32];[.K51])/3" office:value-type="percentage" office:value="0.579981067133527" calcext:value-type="percentage">
            <text:p>58.00%</text:p>
          </table:table-cell>
          <table:table-cell table:style-name="ce7" table:formula="of:=SUM([.L13];[.L32];[.L51])/3" office:value-type="percentage" office:value="3249.04570283724" calcext:value-type="percentage">
            <text:p>324904.57%</text:p>
          </table:table-cell>
          <table:table-cell table:style-name="ce7" table:formula="of:=SUM([.M13];[.M32];[.M51])/3" office:value-type="percentage" office:value="38.9073892962367" calcext:value-type="percentage">
            <text:p>3890.74%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1900000572205" calcext:value-type="float">
            <text:p>1.3190000057</text:p>
          </table:table-cell>
          <table:table-cell office:value-type="float" office:value="0.0150001049041748" calcext:value-type="float">
            <text:p>0.0150001049</text:p>
          </table:table-cell>
          <table:table-cell office:value-type="float" office:value="1.33400011062622" calcext:value-type="float">
            <text:p>1.33400011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59" calcext:value-type="float">
            <text:p>0.859</text:p>
          </table:table-cell>
          <table:table-cell office:value-type="float" office:value="76.688" calcext:value-type="float">
            <text:p>76.688</text:p>
          </table:table-cell>
          <table:table-cell office:value-type="float" office:value="77.547" calcext:value-type="float">
            <text:p>77.547</text:p>
          </table:table-cell>
          <table:table-cell table:style-name="ce1" office:value-type="float" office:value="200" calcext:value-type="float">
            <text:p>200</text:p>
          </table:table-cell>
          <table:table-cell table:style-name="ce2" table:formula="of:=([.G14]/[.B14])" office:value-type="float" office:value="0.651250944862403" calcext:value-type="float">
            <text:p>0.6512509449</text:p>
          </table:table-cell>
          <table:table-cell table:style-name="ce2" table:formula="of:=([.H14]/[.C14])" office:value-type="float" office:value="5112.49757851069" calcext:value-type="float">
            <text:p>5112.4975785107</text:p>
          </table:table-cell>
          <table:table-cell table:style-name="ce2" table:formula="of:=([.I14]/[.D14])" office:value-type="float" office:value="58.131179587082" calcext:value-type="float">
            <text:p>58.1311795871</text:p>
          </table:table-cell>
          <table:table-cell table:style-name="ce5" office:value-type="float" office:value="200" calcext:value-type="float">
            <text:p>200</text:p>
          </table:table-cell>
          <table:table-cell table:style-name="ce7" table:formula="of:=SUM([.K14];[.K33];[.K52])/3" office:value-type="percentage" office:value="0.648001639204882" calcext:value-type="percentage">
            <text:p>64.80%</text:p>
          </table:table-cell>
          <table:table-cell table:style-name="ce7" table:formula="of:=SUM([.L14];[.L33];[.L52])/3" office:value-type="percentage" office:value="5357.82464533461" calcext:value-type="percentage">
            <text:p>535782.46%</text:p>
          </table:table-cell>
          <table:table-cell table:style-name="ce7" table:formula="of:=SUM([.M14];[.M33];[.M52])/3" office:value-type="percentage" office:value="58.9264208035058" calcext:value-type="percentage">
            <text:p>5892.64%</text:p>
          </table:table-cell>
          <table:table-cell table:number-columns-repeated="100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4300003051758" calcext:value-type="float">
            <text:p>1.7430000305</text:p>
          </table:table-cell>
          <table:table-cell office:value-type="float" office:value="0.0179998874664307" calcext:value-type="float">
            <text:p>0.0179998875</text:p>
          </table:table-cell>
          <table:table-cell office:value-type="float" office:value="1.76099991798401" calcext:value-type="float">
            <text:p>1.7609999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297" calcext:value-type="float">
            <text:p>142.297</text:p>
          </table:table-cell>
          <table:table-cell office:value-type="float" office:value="143.516" calcext:value-type="float">
            <text:p>143.516</text:p>
          </table:table-cell>
          <table:table-cell table:style-name="ce1" office:value-type="float" office:value="250" calcext:value-type="float">
            <text:p>250</text:p>
          </table:table-cell>
          <table:table-cell table:style-name="ce2" table:formula="of:=([.G15]/[.B15])" office:value-type="float" office:value="0.699368891943175" calcext:value-type="float">
            <text:p>0.6993688919</text:p>
          </table:table-cell>
          <table:table-cell table:style-name="ce2" table:formula="of:=([.H15]/[.C15])" office:value-type="float" office:value="7905.43831262168" calcext:value-type="float">
            <text:p>7905.4383126217</text:p>
          </table:table-cell>
          <table:table-cell table:style-name="ce2" table:formula="of:=([.I15]/[.D15])" office:value-type="float" office:value="81.4968805701575" calcext:value-type="float">
            <text:p>81.4968805702</text:p>
          </table:table-cell>
          <table:table-cell table:style-name="ce5" office:value-type="float" office:value="250" calcext:value-type="float">
            <text:p>250</text:p>
          </table:table-cell>
          <table:table-cell table:style-name="ce7" table:formula="of:=SUM([.K15];[.K34];[.K53])/3" office:value-type="percentage" office:value="0.708922749225057" calcext:value-type="percentage">
            <text:p>70.89%</text:p>
          </table:table-cell>
          <table:table-cell table:style-name="ce7" table:formula="of:=SUM([.L15];[.L34];[.L53])/3" office:value-type="percentage" office:value="6361.15929159016" calcext:value-type="percentage">
            <text:p>636115.93%</text:p>
          </table:table-cell>
          <table:table-cell table:style-name="ce7" table:formula="of:=SUM([.M15];[.M34];[.M53])/3" office:value-type="percentage" office:value="82.0938036234789" calcext:value-type="percentage">
            <text:p>8209.38%</text:p>
          </table:table-cell>
          <table:table-cell table:number-columns-repeated="100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2099995613098" calcext:value-type="float">
            <text:p>2.220999956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4300003051758" calcext:value-type="float">
            <text:p>2.243000030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094" calcext:value-type="float">
            <text:p>245.094</text:p>
          </table:table-cell>
          <table:table-cell office:value-type="float" office:value="246.766" calcext:value-type="float">
            <text:p>246.766</text:p>
          </table:table-cell>
          <table:table-cell table:style-name="ce1" office:value-type="float" office:value="300" calcext:value-type="float">
            <text:p>300</text:p>
          </table:table-cell>
          <table:table-cell table:style-name="ce2" table:formula="of:=([.G16]/[.B16])" office:value-type="float" office:value="0.752814062595775" calcext:value-type="float">
            <text:p>0.7528140626</text:p>
          </table:table-cell>
          <table:table-cell table:style-name="ce2" table:formula="of:=([.H16]/[.C16])" office:value-type="float" office:value="11140.5986949444" calcext:value-type="float">
            <text:p>11140.5986949444</text:p>
          </table:table-cell>
          <table:table-cell table:style-name="ce2" table:formula="of:=([.I16]/[.D16])" office:value-type="float" office:value="110.01604843628" calcext:value-type="float">
            <text:p>110.0160484363</text:p>
          </table:table-cell>
          <table:table-cell table:style-name="ce5" office:value-type="float" office:value="300" calcext:value-type="float">
            <text:p>300</text:p>
          </table:table-cell>
          <table:table-cell table:style-name="ce7" table:formula="of:=SUM([.K16];[.K35];[.K54])/3" office:value-type="percentage" office:value="0.763343040316382" calcext:value-type="percentage">
            <text:p>76.33%</text:p>
          </table:table-cell>
          <table:table-cell table:style-name="ce7" table:formula="of:=SUM([.L16];[.L35];[.L54])/3" office:value-type="percentage" office:value="11151.7198694626" calcext:value-type="percentage">
            <text:p>1115171.99%</text:p>
          </table:table-cell>
          <table:table-cell table:style-name="ce7" table:formula="of:=SUM([.M16];[.M35];[.M54])/3" office:value-type="percentage" office:value="110.626895921533" calcext:value-type="percentage">
            <text:p>11062.69%</text:p>
          </table:table-cell>
          <table:table-cell table:number-columns-repeated="100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4699997901916" calcext:value-type="float">
            <text:p>2.74699997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7300000190735" calcext:value-type="float">
            <text:p>2.7730000019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78.562" calcext:value-type="float">
            <text:p>378.562</text:p>
          </table:table-cell>
          <table:table-cell office:value-type="float" office:value="380.734" calcext:value-type="float">
            <text:p>380.734</text:p>
          </table:table-cell>
          <table:table-cell table:style-name="ce1" office:value-type="float" office:value="350" calcext:value-type="float">
            <text:p>350</text:p>
          </table:table-cell>
          <table:table-cell table:style-name="ce2" table:formula="of:=([.G17]/[.B17])" office:value-type="float" office:value="0.790680748667327" calcext:value-type="float">
            <text:p>0.7906807487</text:p>
          </table:table-cell>
          <table:table-cell table:style-name="ce2" table:formula="of:=([.H17]/[.C17])" office:value-type="float" office:value="14560.0641056377" calcext:value-type="float">
            <text:p>14560.0641056377</text:p>
          </table:table-cell>
          <table:table-cell table:style-name="ce2" table:formula="of:=([.I17]/[.D17])" office:value-type="float" office:value="137.300396587854" calcext:value-type="float">
            <text:p>137.3003965879</text:p>
          </table:table-cell>
          <table:table-cell table:style-name="ce5" office:value-type="float" office:value="350" calcext:value-type="float">
            <text:p>350</text:p>
          </table:table-cell>
          <table:table-cell table:style-name="ce7" table:formula="of:=SUM([.K17];[.K36];[.K55])/3" office:value-type="percentage" office:value="0.791580643803671" calcext:value-type="percentage">
            <text:p>79.16%</text:p>
          </table:table-cell>
          <table:table-cell table:style-name="ce7" table:formula="of:=SUM([.L17];[.L36];[.L55])/3" office:value-type="percentage" office:value="14602.5184749811" calcext:value-type="percentage">
            <text:p>1460251.85%</text:p>
          </table:table-cell>
          <table:table-cell table:style-name="ce7" table:formula="of:=SUM([.M17];[.M36];[.M55])/3" office:value-type="percentage" office:value="135.094048052869" calcext:value-type="percentage">
            <text:p>13509.40%</text:p>
          </table:table-cell>
          <table:table-cell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200010299683" calcext:value-type="float">
            <text:p>3.242000103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27400016784668" calcext:value-type="float">
            <text:p>3.274000167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41.953" calcext:value-type="float">
            <text:p>541.953</text:p>
          </table:table-cell>
          <table:table-cell office:value-type="float" office:value="544.781" calcext:value-type="float">
            <text:p>544.781</text:p>
          </table:table-cell>
          <table:table-cell table:style-name="ce1" office:value-type="float" office:value="400" calcext:value-type="float">
            <text:p>400</text:p>
          </table:table-cell>
          <table:table-cell table:style-name="ce2" table:formula="of:=([.G18]/[.B18])" office:value-type="float" office:value="0.872301021022751" calcext:value-type="float">
            <text:p>0.872301021</text:p>
          </table:table-cell>
          <table:table-cell table:style-name="ce2" table:formula="of:=([.H18]/[.C18])" office:value-type="float" office:value="16935.9969282213" calcext:value-type="float">
            <text:p>16935.9969282213</text:p>
          </table:table-cell>
          <table:table-cell table:style-name="ce2" table:formula="of:=([.I18]/[.D18])" office:value-type="float" office:value="166.396142966084" calcext:value-type="float">
            <text:p>166.3961429661</text:p>
          </table:table-cell>
          <table:table-cell table:style-name="ce5" office:value-type="float" office:value="400" calcext:value-type="float">
            <text:p>400</text:p>
          </table:table-cell>
          <table:table-cell table:style-name="ce7" table:formula="of:=SUM([.K18];[.K37];[.K56])/3" office:value-type="percentage" office:value="0.868356259602756" calcext:value-type="percentage">
            <text:p>86.84%</text:p>
          </table:table-cell>
          <table:table-cell table:style-name="ce7" table:formula="of:=SUM([.L18];[.L37];[.L56])/3" office:value-type="percentage" office:value="16588.7123154777" calcext:value-type="percentage">
            <text:p>1658871.23%</text:p>
          </table:table-cell>
          <table:table-cell table:style-name="ce7" table:formula="of:=SUM([.M18];[.M37];[.M56])/3" office:value-type="percentage" office:value="166.439868596397" calcext:value-type="percentage">
            <text:p>16643.99%</text:p>
          </table:table-cell>
          <table:table-cell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3999991416931" calcext:value-type="float">
            <text:p>3.8399999142</text:p>
          </table:table-cell>
          <table:table-cell office:value-type="float" office:value="0.0420000553131104" calcext:value-type="float">
            <text:p>0.0420000553</text:p>
          </table:table-cell>
          <table:table-cell office:value-type="float" office:value="3.88199996948242" calcext:value-type="float">
            <text:p>3.881999969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422" calcext:value-type="float">
            <text:p>3.422</text:p>
          </table:table-cell>
          <table:table-cell office:value-type="float" office:value="764.859" calcext:value-type="float">
            <text:p>764.859</text:p>
          </table:table-cell>
          <table:table-cell office:value-type="float" office:value="768.281" calcext:value-type="float">
            <text:p>768.281</text:p>
          </table:table-cell>
          <table:table-cell table:style-name="ce1" office:value-type="float" office:value="450" calcext:value-type="float">
            <text:p>450</text:p>
          </table:table-cell>
          <table:table-cell table:style-name="ce2" table:formula="of:=([.G19]/[.B19])" office:value-type="float" office:value="0.891145853251996" calcext:value-type="float">
            <text:p>0.8911458533</text:p>
          </table:table-cell>
          <table:table-cell table:style-name="ce2" table:formula="of:=([.H19]/[.C19])" office:value-type="float" office:value="18210.904588053" calcext:value-type="float">
            <text:p>18210.904588053</text:p>
          </table:table-cell>
          <table:table-cell table:style-name="ce2" table:formula="of:=([.I19]/[.D19])" office:value-type="float" office:value="197.908553848452" calcext:value-type="float">
            <text:p>197.9085538485</text:p>
          </table:table-cell>
          <table:table-cell table:style-name="ce5" office:value-type="float" office:value="450" calcext:value-type="float">
            <text:p>450</text:p>
          </table:table-cell>
          <table:table-cell table:style-name="ce7" table:formula="of:=SUM([.K19];[.K38];[.K57])/3" office:value-type="percentage" office:value="0.886915832242202" calcext:value-type="percentage">
            <text:p>88.69%</text:p>
          </table:table-cell>
          <table:table-cell table:style-name="ce7" table:formula="of:=SUM([.L19];[.L38];[.L57])/3" office:value-type="percentage" office:value="21824.6654355533" calcext:value-type="percentage">
            <text:p>2182466.54%</text:p>
          </table:table-cell>
          <table:table-cell table:style-name="ce7" table:formula="of:=SUM([.M19];[.M38];[.M57])/3" office:value-type="percentage" office:value="196.418599394011" calcext:value-type="percentage">
            <text:p>19641.86%</text:p>
          </table:table-cell>
          <table:table-cell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900002479553" calcext:value-type="float">
            <text:p>4.5490000248</text:p>
          </table:table-cell>
          <table:table-cell office:value-type="float" office:value="0.0389997959136963" calcext:value-type="float">
            <text:p>0.0389997959</text:p>
          </table:table-cell>
          <table:table-cell office:value-type="float" office:value="4.58799982070923" calcext:value-type="float">
            <text:p>4.587999820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297" calcext:value-type="float">
            <text:p>4.297</text:p>
          </table:table-cell>
          <table:table-cell office:value-type="float" office:value="1030.09" calcext:value-type="float">
            <text:p>1030.09</text:p>
          </table:table-cell>
          <table:table-cell office:value-type="float" office:value="1034.39" calcext:value-type="float">
            <text:p>1034.39</text:p>
          </table:table-cell>
          <table:table-cell table:style-name="ce1" office:value-type="float" office:value="500" calcext:value-type="float">
            <text:p>500</text:p>
          </table:table-cell>
          <table:table-cell table:style-name="ce2" table:formula="of:=([.G20]/[.B20])" office:value-type="float" office:value="0.944603204347782" calcext:value-type="float">
            <text:p>0.9446032043</text:p>
          </table:table-cell>
          <table:table-cell table:style-name="ce2" table:formula="of:=([.H20]/[.C20])" office:value-type="float" office:value="26412.7023197638" calcext:value-type="float">
            <text:p>26412.7023197638</text:p>
          </table:table-cell>
          <table:table-cell table:style-name="ce2" table:formula="of:=([.I20]/[.D20])" office:value-type="float" office:value="225.455544991739" calcext:value-type="float">
            <text:p>225.4555449917</text:p>
          </table:table-cell>
          <table:table-cell table:style-name="ce5" office:value-type="float" office:value="500" calcext:value-type="float">
            <text:p>500</text:p>
          </table:table-cell>
          <table:table-cell table:style-name="ce7" table:formula="of:=SUM([.K20];[.K39];[.K58])/3" office:value-type="percentage" office:value="0.939703706061092" calcext:value-type="percentage">
            <text:p>93.97%</text:p>
          </table:table-cell>
          <table:table-cell table:style-name="ce7" table:formula="of:=SUM([.L20];[.L39];[.L58])/3" office:value-type="percentage" office:value="22876.748866043" calcext:value-type="percentage">
            <text:p>2287674.89%</text:p>
          </table:table-cell>
          <table:table-cell table:style-name="ce7" table:formula="of:=SUM([.M20];[.M39];[.M58])/3" office:value-type="percentage" office:value="225.508495407289" calcext:value-type="percentage">
            <text:p>22550.8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ial 2</text:p>
          </table:table-cell>
          <table:table-cell table:number-columns-repeated="4"/>
          <table:table-cell office:value-type="string" calcext:value-type="string">
            <text:p>Trial 2 </text:p>
          </table:table-cell>
          <table:table-cell table:number-columns-repeated="3"/>
          <table:table-cell table:style-name="ce1" office:value-type="string" calcext:value-type="string">
            <text:p>Trial 2 </text:p>
          </table:table-cell>
          <table:table-cell table:style-name="ce3" table:number-columns-repeated="3"/>
          <table:table-cell table:number-columns-repeated="5"/>
          <table:table-cell table:style-name="ce1" office:value-type="string" calcext:value-type="string">
            <text:p>JKM results: roadrunner (avg 3 trials)</text:p>
          </table:table-cell>
          <table:table-cell table:number-columns-repeated="3"/>
          <table:table-cell table:style-name="ce1" office:value-type="string" calcext:value-type="string">
            <text:p>% difference vs Andy'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Name</text:p>
          </table:table-cell>
          <table:table-cell table:style-name="ce4" table:number-columns-repeated="3"/>
          <table:table-cell table:style-name="ce1"/>
          <table:table-cell table:style-name="ce1" office:value-type="string" calcext:value-type="string">
            <text:p>Andy's results: roadrunner (avg 3 trials)</text:p>
          </table:table-cell>
          <table:table-cell table:style-name="ce1" table:number-columns-repeated="2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_time (s)</text:p>
          </table:table-cell>
          <table:table-cell table:style-name="ce5" office:value-type="string" calcext:value-type="string">
            <text:p>Run_time (s)</text:p>
          </table:table-cell>
          <table:table-cell table:style-name="ce5" office:value-type="string" calcext:value-type="string">
            <text:p>Total_time (s)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_time (s)</text:p>
          </table:table-cell>
          <table:table-cell table:style-name="ce5" office:value-type="string" calcext:value-type="string">
            <text:p>Run_time (s)</text:p>
          </table:table-cell>
          <table:table-cell table:style-name="ce5" office:value-type="string" calcext:value-type="string">
            <text:p>Total_time (s)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7000112533569" calcext:value-type="float">
            <text:p>0.1070001125</text:p>
          </table:table-cell>
          <table:table-cell office:value-type="float" office:value="0" calcext:value-type="float">
            <text:p>0</text:p>
          </table:table-cell>
          <table:table-cell office:value-type="float" office:value="0.107000112533569" calcext:value-type="float">
            <text:p>0.1070001125</text:p>
          </table:table-cell>
          <table:table-cell table:number-columns-repeated="5"/>
          <table:table-cell table:style-name="ce1"/>
          <table:table-cell table:style-name="ce3" table:number-columns-repeated="3"/>
          <table:table-cell table:style-name="ce1"/>
          <table:table-cell table:number-columns-repeated="3"/>
          <table:table-cell table:style-name="ce1" office:value-type="string" calcext:value-type="string">
            <text:p>jean_marie</text:p>
          </table:table-cell>
          <table:table-cell table:formula="of:=([.B4]+[.B23]+[.B42])/3" office:value-type="float" office:value="0.110000054041544" calcext:value-type="float">
            <text:p>0.110000054</text:p>
          </table:table-cell>
          <table:table-cell table:formula="of:=([.C4]+[.C23]+[.C42])/3" office:value-type="float" office:value="0.000333309173583984" calcext:value-type="float">
            <text:p>0.0003333092</text:p>
          </table:table-cell>
          <table:table-cell table:formula="of:=([.D4]+[.D23]+[.D42])/3" office:value-type="float" office:value="0.110333363215128" calcext:value-type="float">
            <text:p>0.1103333632</text:p>
          </table:table-cell>
          <table:table-cell table:style-name="ce1" office:value-type="string" calcext:value-type="string">
            <text:p>jean_marie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700008392334" calcext:value-type="float">
            <text:p>0.1370000839</text:p>
          </table:table-cell>
          <table:table-cell office:value-type="float" office:value="0.187999963760376" calcext:value-type="float">
            <text:p>0.1879999638</text:p>
          </table:table-cell>
          <table:table-cell office:value-type="float" office:value="0.325000047683716" calcext:value-type="float">
            <text:p>0.3250000477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84" calcext:value-type="float">
            <text:p>0.984</text:p>
          </table:table-cell>
          <table:table-cell table:style-name="ce1" office:value-type="string" calcext:value-type="string">
            <text:p>jana_wolf_fixed2</text:p>
          </table:table-cell>
          <table:table-cell table:style-name="ce3" table:formula="of:=([.G24]/[.B24])" office:value-type="percentage" office:value="0" calcext:value-type="percentage">
            <text:p>0.00%</text:p>
          </table:table-cell>
          <table:table-cell table:style-name="ce3" table:formula="of:=([.H24]/[.C24])" office:value-type="percentage" office:value="5.23404356212644" calcext:value-type="percentage">
            <text:p>523.40%</text:p>
          </table:table-cell>
          <table:table-cell table:style-name="ce3" table:formula="of:=([.I24]/[.D24])" office:value-type="percentage" office:value="3.027691863472" calcext:value-type="percentage">
            <text:p>302.77%</text:p>
          </table:table-cell>
          <table:table-cell table:style-name="ce1" office:value-type="string" calcext:value-type="string">
            <text:p>jana_wolf_fixed2</text:p>
          </table:table-cell>
          <table:table-cell table:number-columns-repeated="3"/>
          <table:table-cell table:style-name="ce1" office:value-type="string" calcext:value-type="string">
            <text:p>jana_wolf_fixed2</text:p>
          </table:table-cell>
          <table:table-cell table:formula="of:=([.B5]+[.B24]+[.B43])/3" office:value-type="float" office:value="0.136333386103312" calcext:value-type="float">
            <text:p>0.1363333861</text:p>
          </table:table-cell>
          <table:table-cell table:formula="of:=([.C5]+[.C24]+[.C43])/3" office:value-type="float" office:value="0.187666575113932" calcext:value-type="float">
            <text:p>0.1876665751</text:p>
          </table:table-cell>
          <table:table-cell table:formula="of:=([.D5]+[.D24]+[.D43])/3" office:value-type="float" office:value="0.323999961217245" calcext:value-type="float">
            <text:p>0.3239999612</text:p>
          </table:table-cell>
          <table:table-cell table:style-name="ce1" office:value-type="string" calcext:value-type="string">
            <text:p>jana_wolf_fixed2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0999937057495" calcext:value-type="float">
            <text:p>0.4909999371</text:p>
          </table:table-cell>
          <table:table-cell office:value-type="float" office:value="0.00799989700317383" calcext:value-type="float">
            <text:p>0.007999897</text:p>
          </table:table-cell>
          <table:table-cell office:value-type="float" office:value="0.498999834060669" calcext:value-type="float">
            <text:p>0.498999834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81" calcext:value-type="float">
            <text:p>0.281</text:p>
          </table:table-cell>
          <table:table-cell office:value-type="float" office:value="2.282" calcext:value-type="float">
            <text:p>2.282</text:p>
          </table:table-cell>
          <table:table-cell office:value-type="float" office:value="2.563" calcext:value-type="float">
            <text:p>2.563</text:p>
          </table:table-cell>
          <table:table-cell table:style-name="ce1" office:value-type="string" calcext:value-type="string">
            <text:p>biomod14</text:p>
          </table:table-cell>
          <table:table-cell table:style-name="ce3" table:formula="of:=([.G25]/[.B25])" office:value-type="percentage" office:value="0.57230149902666" calcext:value-type="percentage">
            <text:p>57.23%</text:p>
          </table:table-cell>
          <table:table-cell table:style-name="ce3" table:formula="of:=([.H25]/[.C25])" office:value-type="percentage" office:value="285.253672527865" calcext:value-type="percentage">
            <text:p>28525.37%</text:p>
          </table:table-cell>
          <table:table-cell table:style-name="ce3" table:formula="of:=([.I25]/[.D25])" office:value-type="percentage" office:value="5.13627425312608" calcext:value-type="percentage">
            <text:p>513.63%</text:p>
          </table:table-cell>
          <table:table-cell table:style-name="ce1" office:value-type="string" calcext:value-type="string">
            <text:p>biomod14</text:p>
          </table:table-cell>
          <table:table-cell table:number-columns-repeated="3"/>
          <table:table-cell table:style-name="ce1" office:value-type="string" calcext:value-type="string">
            <text:p>biomod14</text:p>
          </table:table-cell>
          <table:table-cell table:formula="of:=([.B6]+[.B25]+[.B44])/3" office:value-type="float" office:value="0.506333351135254" calcext:value-type="float">
            <text:p>0.5063333511</text:p>
          </table:table-cell>
          <table:table-cell table:formula="of:=([.C6]+[.C25]+[.C44])/3" office:value-type="float" office:value="0.00733327865600586" calcext:value-type="float">
            <text:p>0.0073332787</text:p>
          </table:table-cell>
          <table:table-cell table:formula="of:=([.D6]+[.D25]+[.D44])/3" office:value-type="float" office:value="0.51366662979126" calcext:value-type="float">
            <text:p>0.5136666298</text:p>
          </table:table-cell>
          <table:table-cell table:style-name="ce1" office:value-type="string" calcext:value-type="string">
            <text:p>biomod14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59999847412109" calcext:value-type="float">
            <text:p>0.0659999847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69999122619629" calcext:value-type="float">
            <text:p>0.0669999123</text:p>
          </table:table-cell>
          <table:table-cell table:number-columns-repeated="5"/>
          <table:table-cell table:style-name="ce1"/>
          <table:table-cell table:style-name="ce3" table:formula="of:=([.G26]/[.B26])" office:value-type="percentage" office:value="0" calcext:value-type="percentage">
            <text:p>0.00%</text:p>
          </table:table-cell>
          <table:table-cell table:style-name="ce3" table:formula="of:=([.H26]/[.C26])" office:value-type="percentage" office:value="0" calcext:value-type="percentage">
            <text:p>0.00%</text:p>
          </table:table-cell>
          <table:table-cell table:style-name="ce3" table:formula="of:=([.I26]/[.D26])" office:value-type="percentage" office:value="0" calcext:value-type="percentage">
            <text:p>0.00%</text:p>
          </table:table-cell>
          <table:table-cell table:style-name="ce1"/>
          <table:table-cell table:number-columns-repeated="3"/>
          <table:table-cell table:style-name="ce1"/>
          <table:table-cell table:formula="of:=([.B7]+[.B26]+[.B45])/3" office:value-type="float" office:value="0.0670000712076823" calcext:value-type="float">
            <text:p>0.0670000712</text:p>
          </table:table-cell>
          <table:table-cell table:formula="of:=([.C7]+[.C26]+[.C45])/3" office:value-type="float" office:value="0.000999927520751953" calcext:value-type="float">
            <text:p>0.0009999275</text:p>
          </table:table-cell>
          <table:table-cell table:formula="of:=([.D7]+[.D26]+[.D45])/3" office:value-type="float" office:value="0.0679999987284343" calcext:value-type="float">
            <text:p>0.0679999987</text:p>
          </table:table-cell>
          <table:table-cell table:style-name="ce1"/>
          <table:table-cell table:style-name="ce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3" calcext:value-type="float">
            <text:p>0.203</text:p>
          </table:table-cell>
          <table:table-cell table:style-name="ce1" office:value-type="string" calcext:value-type="string">
            <text:p>biomod33</text:p>
          </table:table-cell>
          <table:table-cell table:style-name="ce3" table:formula="of:=([.G27]/[.B27])" office:value-type="percentage" office:value="0.28828812976837" calcext:value-type="percentage">
            <text:p>28.83%</text:p>
          </table:table-cell>
          <table:table-cell table:style-name="ce3" table:formula="of:=([.H27]/[.C27])" office:value-type="percentage" office:value="3.97674577361315" calcext:value-type="percentage">
            <text:p>397.67%</text:p>
          </table:table-cell>
          <table:table-cell table:style-name="ce3" table:formula="of:=([.I27]/[.D27])" office:value-type="percentage" office:value="1.3181814426797" calcext:value-type="percentage">
            <text:p>131.82%</text:p>
          </table:table-cell>
          <table:table-cell table:style-name="ce1" office:value-type="string" calcext:value-type="string">
            <text:p>biomod33</text:p>
          </table:table-cell>
          <table:table-cell table:number-columns-repeated="3"/>
          <table:table-cell table:style-name="ce1" office:value-type="string" calcext:value-type="string">
            <text:p>biomod33</text:p>
          </table:table-cell>
          <table:table-cell table:formula="of:=([.B8]+[.B27]+[.B46])/3" office:value-type="float" office:value="0.111666758855184" calcext:value-type="float">
            <text:p>0.1116667589</text:p>
          </table:table-cell>
          <table:table-cell table:formula="of:=([.C8]+[.C27]+[.C46])/3" office:value-type="float" office:value="0.0426666736602783" calcext:value-type="float">
            <text:p>0.0426666737</text:p>
          </table:table-cell>
          <table:table-cell table:formula="of:=([.D8]+[.D27]+[.D46])/3" office:value-type="float" office:value="0.154333432515463" calcext:value-type="float">
            <text:p>0.1543334325</text:p>
          </table:table-cell>
          <table:table-cell table:style-name="ce1" office:value-type="string" calcext:value-type="string">
            <text:p>biomod33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79998779296875" calcext:value-type="float">
            <text:p>0.0279998779</text:p>
          </table:table-cell>
          <table:table-cell office:value-type="float" office:value="0.00100016593933105" calcext:value-type="float">
            <text:p>0.0010001659</text:p>
          </table:table-cell>
          <table:table-cell office:value-type="float" office:value="0.0290000438690186" calcext:value-type="float">
            <text:p>0.02900004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" calcext:value-type="float">
            <text:p>0.015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([.G28]/[.B28])" office:value-type="percentage" office:value="0" calcext:value-type="percentage">
            <text:p>0.00%</text:p>
          </table:table-cell>
          <table:table-cell table:style-name="ce3" table:formula="of:=([.H28]/[.C28])" office:value-type="percentage" office:value="14.9975113230036" calcext:value-type="percentage">
            <text:p>1499.75%</text:p>
          </table:table-cell>
          <table:table-cell table:style-name="ce3" table:formula="of:=([.I28]/[.D28])" office:value-type="percentage" office:value="0.517240596867677" calcext:value-type="percentage">
            <text:p>51.72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([.B9]+[.B28]+[.B47])/3" office:value-type="float" office:value="0.0300000508626302" calcext:value-type="float">
            <text:p>0.0300000509</text:p>
          </table:table-cell>
          <table:table-cell table:formula="of:=([.C9]+[.C28]+[.C47])/3" office:value-type="float" office:value="0.00100000699361165" calcext:value-type="float">
            <text:p>0.001000007</text:p>
          </table:table-cell>
          <table:table-cell table:formula="of:=([.D9]+[.D28]+[.D47])/3" office:value-type="float" office:value="0.0310000578562419" calcext:value-type="float">
            <text:p>0.0310000579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39999198913574" calcext:value-type="float">
            <text:p>0.0339999199</text:p>
          </table:table-cell>
          <table:table-cell office:value-type="float" office:value="0.00200009346008301" calcext:value-type="float">
            <text:p>0.002000093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([.G29]/[.B29])" office:value-type="percentage" office:value="0" calcext:value-type="percentage">
            <text:p>0.00%</text:p>
          </table:table-cell>
          <table:table-cell table:style-name="ce3" table:formula="of:=([.H29]/[.C29])" office:value-type="percentage" office:value="15.9992523542734" calcext:value-type="percentage">
            <text:p>1599.93%</text:p>
          </table:table-cell>
          <table:table-cell table:style-name="ce3" table:formula="of:=([.I29]/[.D29])" office:value-type="percentage" office:value="0.888888559223816" calcext:value-type="percentage">
            <text:p>88.89%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([.B10]+[.B29]+[.B48])/3" office:value-type="float" office:value="0.0356667041778564" calcext:value-type="float">
            <text:p>0.0356667042</text:p>
          </table:table-cell>
          <table:table-cell table:formula="of:=([.C10]+[.C29]+[.C48])/3" office:value-type="float" office:value="0.00133331616719564" calcext:value-type="float">
            <text:p>0.0013333162</text:p>
          </table:table-cell>
          <table:table-cell table:formula="of:=([.D10]+[.D29]+[.D48])/3" office:value-type="float" office:value="0.0370000203450521" calcext:value-type="float">
            <text:p>0.0370000203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999997138977" calcext:value-type="float">
            <text:p>0.2799999714</text:p>
          </table:table-cell>
          <table:table-cell office:value-type="float" office:value="0.00400018692016602" calcext:value-type="float">
            <text:p>0.0040001869</text:p>
          </table:table-cell>
          <table:table-cell office:value-type="float" office:value="0.284000158309936" calcext:value-type="float">
            <text:p>0.28400015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4" calcext:value-type="float">
            <text:p>0.14</text:p>
          </table:table-cell>
          <table:table-cell office:value-type="float" office:value="2.469" calcext:value-type="float">
            <text:p>2.469</text:p>
          </table:table-cell>
          <table:table-cell office:value-type="float" office:value="2.609" calcext:value-type="float">
            <text:p>2.609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formula="of:=([.G30]/[.B30])" office:value-type="percentage" office:value="0.500000051089702" calcext:value-type="percentage">
            <text:p>50.00%</text:p>
          </table:table-cell>
          <table:table-cell table:style-name="ce3" table:formula="of:=([.H30]/[.C30])" office:value-type="percentage" office:value="617.221157229705" calcext:value-type="percentage">
            <text:p>61722.12%</text:p>
          </table:table-cell>
          <table:table-cell table:style-name="ce3" table:formula="of:=([.I30]/[.D30])" office:value-type="percentage" office:value="9.18661459742124" calcext:value-type="percentage">
            <text:p>918.66%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314" calcext:value-type="float">
            <text:p>0.0314</text:p>
          </table:table-cell>
          <table:table-cell table:formula="of:=[.O30]+[.P30]" office:value-type="float" office:value="0.3744" calcext:value-type="float">
            <text:p>0.3744</text:p>
          </table:table-cell>
          <table:table-cell table:style-name="ce1" office:value-type="float" office:value="50" calcext:value-type="float">
            <text:p>50</text:p>
          </table:table-cell>
          <table:table-cell table:formula="of:=([.B11]+[.B30]+[.B49])/3" office:value-type="float" office:value="0.285000006357829" calcext:value-type="float">
            <text:p>0.2850000064</text:p>
          </table:table-cell>
          <table:table-cell table:formula="of:=([.C11]+[.C30]+[.C49])/3" office:value-type="float" office:value="0.00400002797444661" calcext:value-type="float">
            <text:p>0.004000028</text:p>
          </table:table-cell>
          <table:table-cell table:formula="of:=([.D11]+[.D30]+[.D49])/3" office:value-type="float" office:value="0.289000034332275" calcext:value-type="float">
            <text:p>0.2890000343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formula="of:=([.S30]-[.O30])/[.O30]" office:value-type="percentage" office:value="-0.169096191376593" calcext:value-type="percentage">
            <text:p>-16.91%</text:p>
          </table:table-cell>
          <table:table-cell table:style-name="ce3" table:formula="of:=([.T30]-[.P30])/[.P30]" office:value-type="percentage" office:value="-0.87261057406221" calcext:value-type="percentage">
            <text:p>-87.26%</text:p>
          </table:table-cell>
          <table:table-cell table:style-name="ce3" table:formula="of:=([.U30]-[.Q30])/[.Q30]" office:value-type="percentage" office:value="-0.228098198898838" calcext:value-type="percentage">
            <text:p>-22.81%</text:p>
          </table:table-cell>
          <table:table-cell table:number-columns-repeated="99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2000017166138" calcext:value-type="float">
            <text:p>0.5820000172</text:p>
          </table:table-cell>
          <table:table-cell office:value-type="float" office:value="0.00600004196166992" calcext:value-type="float">
            <text:p>0.006000042</text:p>
          </table:table-cell>
          <table:table-cell office:value-type="float" office:value="0.588000059127808" calcext:value-type="float">
            <text:p>0.58800005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6" calcext:value-type="float">
            <text:p>0.296</text:p>
          </table:table-cell>
          <table:table-cell office:value-type="float" office:value="12.688" calcext:value-type="float">
            <text:p>12.688</text:p>
          </table:table-cell>
          <table:table-cell office:value-type="float" office:value="12.984" calcext:value-type="float">
            <text:p>12.984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([.G31]/[.B31])" office:value-type="percentage" office:value="0.508591050291161" calcext:value-type="percentage">
            <text:p>50.86%</text:p>
          </table:table-cell>
          <table:table-cell table:style-name="ce3" table:formula="of:=([.H31]/[.C31])" office:value-type="percentage" office:value="2114.65187761265" calcext:value-type="percentage">
            <text:p>211465.19%</text:p>
          </table:table-cell>
          <table:table-cell table:style-name="ce3" table:formula="of:=([.I31]/[.D31])" office:value-type="percentage" office:value="22.0816304325877" calcext:value-type="percentage">
            <text:p>2208.16%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0.687" calcext:value-type="float">
            <text:p>0.687</text:p>
          </table:table-cell>
          <table:table-cell office:value-type="float" office:value="0.031" calcext:value-type="float">
            <text:p>0.031</text:p>
          </table:table-cell>
          <table:table-cell table:formula="of:=[.O31]+[.P31]" office:value-type="float" office:value="0.718" calcext:value-type="float">
            <text:p>0.718</text:p>
          </table:table-cell>
          <table:table-cell table:style-name="ce1" office:value-type="float" office:value="100" calcext:value-type="float">
            <text:p>100</text:p>
          </table:table-cell>
          <table:table-cell table:formula="of:=([.B12]+[.B31]+[.B50])/3" office:value-type="float" office:value="0.580333312352499" calcext:value-type="float">
            <text:p>0.5803333124</text:p>
          </table:table-cell>
          <table:table-cell table:formula="of:=([.C12]+[.C31]+[.C50])/3" office:value-type="float" office:value="0.00700004895528158" calcext:value-type="float">
            <text:p>0.007000049</text:p>
          </table:table-cell>
          <table:table-cell table:formula="of:=([.D12]+[.D31]+[.D50])/3" office:value-type="float" office:value="0.58733336130778" calcext:value-type="float">
            <text:p>0.587333361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([.S31]-[.O31])/[.O31]" office:value-type="percentage" office:value="-0.155264465280206" calcext:value-type="percentage">
            <text:p>-15.53%</text:p>
          </table:table-cell>
          <table:table-cell table:style-name="ce3" table:formula="of:=([.T31]-[.P31])/[.P31]" office:value-type="percentage" office:value="-0.774191969184465" calcext:value-type="percentage">
            <text:p>-77.42%</text:p>
          </table:table-cell>
          <table:table-cell table:style-name="ce3" table:formula="of:=([.U31]-[.Q31])/[.Q31]" office:value-type="percentage" office:value="-0.18198696196688" calcext:value-type="percentage">
            <text:p>-18.20%</text:p>
          </table:table-cell>
          <table:table-cell table:number-columns-repeated="99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14999961853027" calcext:value-type="float">
            <text:p>0.9149999619</text:p>
          </table:table-cell>
          <table:table-cell office:value-type="float" office:value="0.0109999179840088" calcext:value-type="float">
            <text:p>0.010999918</text:p>
          </table:table-cell>
          <table:table-cell office:value-type="float" office:value="0.925999879837036" calcext:value-type="float">
            <text:p>0.92599987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2" calcext:value-type="float">
            <text:p>0.532</text:p>
          </table:table-cell>
          <table:table-cell office:value-type="float" office:value="35.578" calcext:value-type="float">
            <text:p>35.578</text:p>
          </table:table-cell>
          <table:table-cell office:value-type="float" office:value="36.11" calcext:value-type="float">
            <text:p>36.11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([.G32]/[.B32])" office:value-type="percentage" office:value="0.581420789267151" calcext:value-type="percentage">
            <text:p>58.14%</text:p>
          </table:table-cell>
          <table:table-cell table:style-name="ce3" table:formula="of:=([.H32]/[.C32])" office:value-type="percentage" office:value="3234.38775195613" calcext:value-type="percentage">
            <text:p>323438.78%</text:p>
          </table:table-cell>
          <table:table-cell table:style-name="ce3" table:formula="of:=([.I32]/[.D32])" office:value-type="percentage" office:value="38.9956854058716" calcext:value-type="percentage">
            <text:p>3899.57%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1.138" calcext:value-type="float">
            <text:p>1.138</text:p>
          </table:table-cell>
          <table:table-cell office:value-type="float" office:value="0.063" calcext:value-type="float">
            <text:p>0.063</text:p>
          </table:table-cell>
          <table:table-cell table:formula="of:=[.O32]+[.P32]" office:value-type="float" office:value="1.201" calcext:value-type="float">
            <text:p>1.201</text:p>
          </table:table-cell>
          <table:table-cell table:style-name="ce1" office:value-type="float" office:value="150" calcext:value-type="float">
            <text:p>150</text:p>
          </table:table-cell>
          <table:table-cell table:formula="of:=([.B13]+[.B32]+[.B51])/3" office:value-type="float" office:value="0.916333357493082" calcext:value-type="float">
            <text:p>0.9163333575</text:p>
          </table:table-cell>
          <table:table-cell table:formula="of:=([.C13]+[.C32]+[.C51])/3" office:value-type="float" office:value="0.0109999974568685" calcext:value-type="float">
            <text:p>0.0109999975</text:p>
          </table:table-cell>
          <table:table-cell table:formula="of:=([.D13]+[.D32]+[.D51])/3" office:value-type="float" office:value="0.927333354949951" calcext:value-type="float">
            <text:p>0.9273333549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([.S32]-[.O32])/[.O32]" office:value-type="percentage" office:value="-0.19478615334527" calcext:value-type="percentage">
            <text:p>-19.48%</text:p>
          </table:table-cell>
          <table:table-cell table:style-name="ce3" table:formula="of:=([.T32]-[.P32])/[.P32]" office:value-type="percentage" office:value="-0.825396865763992" calcext:value-type="percentage">
            <text:p>-82.54%</text:p>
          </table:table-cell>
          <table:table-cell table:style-name="ce3" table:formula="of:=([.U32]-[.Q32])/[.Q32]" office:value-type="percentage" office:value="-0.227865649500457" calcext:value-type="percentage">
            <text:p>-22.79%</text:p>
          </table:table-cell>
          <table:table-cell table:number-columns-repeated="99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30200004577637" calcext:value-type="float">
            <text:p>1.30200004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31599998474121" calcext:value-type="float">
            <text:p>1.31599998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28" calcext:value-type="float">
            <text:p>0.828</text:p>
          </table:table-cell>
          <table:table-cell office:value-type="float" office:value="76.672" calcext:value-type="float">
            <text:p>76.672</text:p>
          </table:table-cell>
          <table:table-cell office:value-type="float" office:value="77.5" calcext:value-type="float">
            <text:p>77.5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([.G33]/[.B33])" office:value-type="percentage" office:value="0.635944678101967" calcext:value-type="percentage">
            <text:p>63.59%</text:p>
          </table:table-cell>
          <table:table-cell table:style-name="ce3" table:formula="of:=([.H33]/[.C33])" office:value-type="percentage" office:value="5476.59530463213" calcext:value-type="percentage">
            <text:p>547659.53%</text:p>
          </table:table-cell>
          <table:table-cell table:style-name="ce3" table:formula="of:=([.I33]/[.D33])" office:value-type="percentage" office:value="58.8905781904247" calcext:value-type="percentage">
            <text:p>5889.06%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.622" calcext:value-type="float">
            <text:p>1.622</text:p>
          </table:table-cell>
          <table:table-cell office:value-type="float" office:value="0.078" calcext:value-type="float">
            <text:p>0.078</text:p>
          </table:table-cell>
          <table:table-cell table:formula="of:=[.O33]+[.P33]" office:value-type="float" office:value="1.7" calcext:value-type="float">
            <text:p>1.7</text:p>
          </table:table-cell>
          <table:table-cell table:style-name="ce1" office:value-type="float" office:value="200" calcext:value-type="float">
            <text:p>200</text:p>
          </table:table-cell>
          <table:table-cell table:formula="of:=([.B14]+[.B33]+[.B52])/3" office:value-type="float" office:value="1.30200004577637" calcext:value-type="float">
            <text:p>1.3020000458</text:p>
          </table:table-cell>
          <table:table-cell table:formula="of:=([.C14]+[.C33]+[.C52])/3" office:value-type="float" office:value="0.0143333276112875" calcext:value-type="float">
            <text:p>0.0143333276</text:p>
          </table:table-cell>
          <table:table-cell table:formula="of:=([.D14]+[.D33]+[.D52])/3" office:value-type="float" office:value="1.31633337338765" calcext:value-type="float">
            <text:p>1.3163333734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([.S33]-[.O33])/[.O33]" office:value-type="percentage" office:value="-0.19728727140791" calcext:value-type="percentage">
            <text:p>-19.73%</text:p>
          </table:table-cell>
          <table:table-cell table:style-name="ce3" table:formula="of:=([.T33]-[.P33])/[.P33]" office:value-type="percentage" office:value="-0.816239389598879" calcext:value-type="percentage">
            <text:p>-81.62%</text:p>
          </table:table-cell>
          <table:table-cell table:style-name="ce3" table:formula="of:=([.U33]-[.Q33])/[.Q33]" office:value-type="percentage" office:value="-0.225686250948439" calcext:value-type="percentage">
            <text:p>-22.57%</text:p>
          </table:table-cell>
          <table:table-cell table:number-columns-repeated="99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2699999809265" calcext:value-type="float">
            <text:p>1.7269999981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1.75300002098084" calcext:value-type="float">
            <text:p>1.7530000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34" calcext:value-type="float">
            <text:p>1.234</text:p>
          </table:table-cell>
          <table:table-cell office:value-type="float" office:value="142.203" calcext:value-type="float">
            <text:p>142.203</text:p>
          </table:table-cell>
          <table:table-cell office:value-type="float" office:value="143.437" calcext:value-type="float">
            <text:p>143.437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([.G34]/[.B34])" office:value-type="percentage" office:value="0.714533874558695" calcext:value-type="percentage">
            <text:p>71.45%</text:p>
          </table:table-cell>
          <table:table-cell table:style-name="ce3" table:formula="of:=([.H34]/[.C34])" office:value-type="percentage" office:value="5469.34133910428" calcext:value-type="percentage">
            <text:p>546934.13%</text:p>
          </table:table-cell>
          <table:table-cell table:style-name="ce3" table:formula="of:=([.I34]/[.D34])" office:value-type="percentage" office:value="81.8237297679803" calcext:value-type="percentage">
            <text:p>8182.37%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2.215" calcext:value-type="float">
            <text:p>2.215</text:p>
          </table:table-cell>
          <table:table-cell office:value-type="float" office:value="0.097" calcext:value-type="float">
            <text:p>0.097</text:p>
          </table:table-cell>
          <table:table-cell table:formula="of:=[.O34]+[.P34]" office:value-type="float" office:value="2.312" calcext:value-type="float">
            <text:p>2.312</text:p>
          </table:table-cell>
          <table:table-cell table:style-name="ce1" office:value-type="float" office:value="250" calcext:value-type="float">
            <text:p>250</text:p>
          </table:table-cell>
          <table:table-cell table:formula="of:=([.B15]+[.B34]+[.B53])/3" office:value-type="float" office:value="1.72666668891907" calcext:value-type="float">
            <text:p>1.7266666889</text:p>
          </table:table-cell>
          <table:table-cell table:formula="of:=([.C15]+[.C34]+[.C53])/3" office:value-type="float" office:value="0.0230000019073486" calcext:value-type="float">
            <text:p>0.0230000019</text:p>
          </table:table-cell>
          <table:table-cell table:formula="of:=([.D15]+[.D34]+[.D53])/3" office:value-type="float" office:value="1.74966669082642" calcext:value-type="float">
            <text:p>1.7496666908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([.S34]-[.O34])/[.O34]" office:value-type="percentage" office:value="-0.220466506131347" calcext:value-type="percentage">
            <text:p>-22.05%</text:p>
          </table:table-cell>
          <table:table-cell table:style-name="ce3" table:formula="of:=([.T34]-[.P34])/[.P34]" office:value-type="percentage" office:value="-0.762886578274756" calcext:value-type="percentage">
            <text:p>-76.29%</text:p>
          </table:table-cell>
          <table:table-cell table:style-name="ce3" table:formula="of:=([.U34]-[.Q34])/[.Q34]" office:value-type="percentage" office:value="-0.243223749642553" calcext:value-type="percentage">
            <text:p>-24.32%</text:p>
          </table:table-cell>
          <table:table-cell table:number-columns-repeated="99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0199990272522" calcext:value-type="float">
            <text:p>2.2019999027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2399997711182" calcext:value-type="float">
            <text:p>2.223999977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719" calcext:value-type="float">
            <text:p>1.719</text:p>
          </table:table-cell>
          <table:table-cell office:value-type="float" office:value="245.391" calcext:value-type="float">
            <text:p>245.391</text:p>
          </table:table-cell>
          <table:table-cell office:value-type="float" office:value="247.11" calcext:value-type="float">
            <text:p>247.11</text:p>
          </table:table-cell>
          <table:table-cell table:style-name="ce1" office:value-type="float" office:value="300" calcext:value-type="float">
            <text:p>300</text:p>
          </table:table-cell>
          <table:table-cell table:style-name="ce3" table:formula="of:=([.G35]/[.B35])" office:value-type="percentage" office:value="0.780653985439575" calcext:value-type="percentage">
            <text:p>78.07%</text:p>
          </table:table-cell>
          <table:table-cell table:style-name="ce3" table:formula="of:=([.H35]/[.C35])" office:value-type="percentage" office:value="11154.0986492983" calcext:value-type="percentage">
            <text:p>1115409.86%</text:p>
          </table:table-cell>
          <table:table-cell table:style-name="ce3" table:formula="of:=([.I35]/[.D35])" office:value-type="percentage" office:value="111.11061265428" calcext:value-type="percentage">
            <text:p>11111.06%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2.839" calcext:value-type="float">
            <text:p>2.839</text:p>
          </table:table-cell>
          <table:table-cell office:value-type="float" office:value="0.125" calcext:value-type="float">
            <text:p>0.125</text:p>
          </table:table-cell>
          <table:table-cell table:formula="of:=[.O35]+[.P35]" office:value-type="float" office:value="2.964" calcext:value-type="float">
            <text:p>2.964</text:p>
          </table:table-cell>
          <table:table-cell table:style-name="ce1" office:value-type="float" office:value="300" calcext:value-type="float">
            <text:p>300</text:p>
          </table:table-cell>
          <table:table-cell table:formula="of:=([.B16]+[.B35]+[.B54])/3" office:value-type="float" office:value="2.21099996566772" calcext:value-type="float">
            <text:p>2.2109999657</text:p>
          </table:table-cell>
          <table:table-cell table:formula="of:=([.C16]+[.C35]+[.C54])/3" office:value-type="float" office:value="0.0220000743865967" calcext:value-type="float">
            <text:p>0.0220000744</text:p>
          </table:table-cell>
          <table:table-cell table:formula="of:=([.D16]+[.D35]+[.D54])/3" office:value-type="float" office:value="2.23300004005432" calcext:value-type="float">
            <text:p>2.2330000401</text:p>
          </table:table-cell>
          <table:table-cell table:style-name="ce1" office:value-type="float" office:value="300" calcext:value-type="float">
            <text:p>300</text:p>
          </table:table-cell>
          <table:table-cell table:style-name="ce3" table:formula="of:=([.S35]-[.O35])/[.O35]" office:value-type="percentage" office:value="-0.221204661617568" calcext:value-type="percentage">
            <text:p>-22.12%</text:p>
          </table:table-cell>
          <table:table-cell table:style-name="ce3" table:formula="of:=([.T35]-[.P35])/[.P35]" office:value-type="percentage" office:value="-0.823999404907226" calcext:value-type="percentage">
            <text:p>-82.40%</text:p>
          </table:table-cell>
          <table:table-cell table:style-name="ce3" table:formula="of:=([.U35]-[.Q35])/[.Q35]" office:value-type="percentage" office:value="-0.246626167323103" calcext:value-type="percentage">
            <text:p>-24.66%</text:p>
          </table:table-cell>
          <table:table-cell table:number-columns-repeated="99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300000190735" calcext:value-type="float">
            <text:p>2.7730000019</text:p>
          </table:table-cell>
          <table:table-cell office:value-type="float" office:value="0.0260000228881836" calcext:value-type="float">
            <text:p>0.0260000229</text:p>
          </table:table-cell>
          <table:table-cell office:value-type="float" office:value="2.79900002479553" calcext:value-type="float">
            <text:p>2.799000024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172" calcext:value-type="float">
            <text:p>2.172</text:p>
          </table:table-cell>
          <table:table-cell office:value-type="float" office:value="366.391" calcext:value-type="float">
            <text:p>366.391</text:p>
          </table:table-cell>
          <table:table-cell office:value-type="float" office:value="368.563" calcext:value-type="float">
            <text:p>368.563</text:p>
          </table:table-cell>
          <table:table-cell table:style-name="ce1" office:value-type="float" office:value="350" calcext:value-type="float">
            <text:p>350</text:p>
          </table:table-cell>
          <table:table-cell table:style-name="ce3" table:formula="of:=([.G36]/[.B36])" office:value-type="percentage" office:value="0.783267219078989" calcext:value-type="percentage">
            <text:p>78.33%</text:p>
          </table:table-cell>
          <table:table-cell table:style-name="ce3" table:formula="of:=([.H36]/[.C36])" office:value-type="percentage" office:value="14091.9491331108" calcext:value-type="percentage">
            <text:p>1409194.91%</text:p>
          </table:table-cell>
          <table:table-cell table:style-name="ce3" table:formula="of:=([.I36]/[.D36])" office:value-type="percentage" office:value="131.676669072886" calcext:value-type="percentage">
            <text:p>13167.67%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3.541" calcext:value-type="float">
            <text:p>3.541</text:p>
          </table:table-cell>
          <table:table-cell office:value-type="float" office:value="0.125" calcext:value-type="float">
            <text:p>0.125</text:p>
          </table:table-cell>
          <table:table-cell table:formula="of:=[.O36]+[.P36]" office:value-type="float" office:value="3.666" calcext:value-type="float">
            <text:p>3.666</text:p>
          </table:table-cell>
          <table:table-cell table:style-name="ce1" office:value-type="float" office:value="350" calcext:value-type="float">
            <text:p>350</text:p>
          </table:table-cell>
          <table:table-cell table:formula="of:=([.B17]+[.B36]+[.B55])/3" office:value-type="float" office:value="2.76366662979126" calcext:value-type="float">
            <text:p>2.7636666298</text:p>
          </table:table-cell>
          <table:table-cell table:formula="of:=([.C17]+[.C36]+[.C55])/3" office:value-type="float" office:value="0.0256667137145996" calcext:value-type="float">
            <text:p>0.0256667137</text:p>
          </table:table-cell>
          <table:table-cell table:formula="of:=([.D17]+[.D36]+[.D55])/3" office:value-type="float" office:value="2.78933334350586" calcext:value-type="float">
            <text:p>2.7893333435</text:p>
          </table:table-cell>
          <table:table-cell table:style-name="ce1" office:value-type="float" office:value="350" calcext:value-type="float">
            <text:p>350</text:p>
          </table:table-cell>
          <table:table-cell table:style-name="ce3" table:formula="of:=([.S36]-[.O36])/[.O36]" office:value-type="percentage" office:value="-0.219523685458554" calcext:value-type="percentage">
            <text:p>-21.95%</text:p>
          </table:table-cell>
          <table:table-cell table:style-name="ce3" table:formula="of:=([.T36]-[.P36])/[.P36]" office:value-type="percentage" office:value="-0.794666290283203" calcext:value-type="percentage">
            <text:p>-79.47%</text:p>
          </table:table-cell>
          <table:table-cell table:style-name="ce3" table:formula="of:=([.U36]-[.Q36])/[.Q36]" office:value-type="percentage" office:value="-0.239134385295728" calcext:value-type="percentage">
            <text:p>-23.91%</text:p>
          </table:table-cell>
          <table:table-cell table:number-columns-repeated="99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4300003051758" calcext:value-type="float">
            <text:p>3.2430000305</text:p>
          </table:table-cell>
          <table:table-cell office:value-type="float" office:value="0.0369999408721924" calcext:value-type="float">
            <text:p>0.0369999409</text:p>
          </table:table-cell>
          <table:table-cell office:value-type="float" office:value="3.27999997138977" calcext:value-type="float">
            <text:p>3.27999997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13" calcext:value-type="float">
            <text:p>2.813</text:p>
          </table:table-cell>
          <table:table-cell office:value-type="float" office:value="551.797" calcext:value-type="float">
            <text:p>551.797</text:p>
          </table:table-cell>
          <table:table-cell office:value-type="float" office:value="554.61" calcext:value-type="float">
            <text:p>554.61</text:p>
          </table:table-cell>
          <table:table-cell table:style-name="ce1" office:value-type="float" office:value="400" calcext:value-type="float">
            <text:p>400</text:p>
          </table:table-cell>
          <table:table-cell table:style-name="ce3" table:formula="of:=([.G37]/[.B37])" office:value-type="percentage" office:value="0.867406714008278" calcext:value-type="percentage">
            <text:p>86.74%</text:p>
          </table:table-cell>
          <table:table-cell table:style-name="ce3" table:formula="of:=([.H37]/[.C37])" office:value-type="percentage" office:value="14913.4562648641" calcext:value-type="percentage">
            <text:p>1491345.63%</text:p>
          </table:table-cell>
          <table:table-cell table:style-name="ce3" table:formula="of:=([.I37]/[.D37])" office:value-type="percentage" office:value="169.088416109042" calcext:value-type="percentage">
            <text:p>16908.84%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4.197" calcext:value-type="float">
            <text:p>4.197</text:p>
          </table:table-cell>
          <table:table-cell office:value-type="float" office:value="0.156" calcext:value-type="float">
            <text:p>0.156</text:p>
          </table:table-cell>
          <table:table-cell table:formula="of:=[.O37]+[.P37]" office:value-type="float" office:value="4.353" calcext:value-type="float">
            <text:p>4.353</text:p>
          </table:table-cell>
          <table:table-cell table:style-name="ce1" office:value-type="float" office:value="400" calcext:value-type="float">
            <text:p>400</text:p>
          </table:table-cell>
          <table:table-cell table:formula="of:=([.B18]+[.B37]+[.B56])/3" office:value-type="float" office:value="3.25100008646647" calcext:value-type="float">
            <text:p>3.2510000865</text:p>
          </table:table-cell>
          <table:table-cell table:formula="of:=([.C18]+[.C37]+[.C56])/3" office:value-type="float" office:value="0.0329999923706055" calcext:value-type="float">
            <text:p>0.0329999924</text:p>
          </table:table-cell>
          <table:table-cell table:formula="of:=([.D18]+[.D37]+[.D56])/3" office:value-type="float" office:value="3.28400007883708" calcext:value-type="float">
            <text:p>3.2840000788</text:p>
          </table:table-cell>
          <table:table-cell table:style-name="ce1" office:value-type="float" office:value="400" calcext:value-type="float">
            <text:p>400</text:p>
          </table:table-cell>
          <table:table-cell table:style-name="ce3" table:formula="of:=([.S37]-[.O37])/[.O37]" office:value-type="percentage" office:value="-0.225399073989404" calcext:value-type="percentage">
            <text:p>-22.54%</text:p>
          </table:table-cell>
          <table:table-cell table:style-name="ce3" table:formula="of:=([.T37]-[.P37])/[.P37]" office:value-type="percentage" office:value="-0.788461587367914" calcext:value-type="percentage">
            <text:p>-78.85%</text:p>
          </table:table-cell>
          <table:table-cell table:style-name="ce3" table:formula="of:=([.U37]-[.Q37])/[.Q37]" office:value-type="percentage" office:value="-0.245577744351694" calcext:value-type="percentage">
            <text:p>-24.56%</text:p>
          </table:table-cell>
          <table:table-cell table:number-columns-repeated="99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4299993515015" calcext:value-type="float">
            <text:p>3.8429999352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75" calcext:value-type="float">
            <text:p>3.875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391" calcext:value-type="float">
            <text:p>3.391</text:p>
          </table:table-cell>
          <table:table-cell office:value-type="float" office:value="747.922" calcext:value-type="float">
            <text:p>747.922</text:p>
          </table:table-cell>
          <table:table-cell office:value-type="float" office:value="751.313" calcext:value-type="float">
            <text:p>751.313</text:p>
          </table:table-cell>
          <table:table-cell table:style-name="ce1" office:value-type="float" office:value="450" calcext:value-type="float">
            <text:p>450</text:p>
          </table:table-cell>
          <table:table-cell table:style-name="ce3" table:formula="of:=([.G38]/[.B38])" office:value-type="percentage" office:value="0.882383569404747" calcext:value-type="percentage">
            <text:p>88.24%</text:p>
          </table:table-cell>
          <table:table-cell table:style-name="ce3" table:formula="of:=([.H38]/[.C38])" office:value-type="percentage" office:value="23372.5151342443" calcext:value-type="percentage">
            <text:p>2337251.51%</text:p>
          </table:table-cell>
          <table:table-cell table:style-name="ce3" table:formula="of:=([.I38]/[.D38])" office:value-type="percentage" office:value="193.887225806452" calcext:value-type="percentage">
            <text:p>19388.72%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4.945" calcext:value-type="float">
            <text:p>4.945</text:p>
          </table:table-cell>
          <table:table-cell office:value-type="float" office:value="0.172" calcext:value-type="float">
            <text:p>0.172</text:p>
          </table:table-cell>
          <table:table-cell table:formula="of:=[.O38]+[.P38]" office:value-type="float" office:value="5.117" calcext:value-type="float">
            <text:p>5.117</text:p>
          </table:table-cell>
          <table:table-cell table:style-name="ce1" office:value-type="float" office:value="450" calcext:value-type="float">
            <text:p>450</text:p>
          </table:table-cell>
          <table:table-cell table:formula="of:=([.B19]+[.B38]+[.B57])/3" office:value-type="float" office:value="3.84666657447815" calcext:value-type="float">
            <text:p>3.8466665745</text:p>
          </table:table-cell>
          <table:table-cell table:formula="of:=([.C19]+[.C38]+[.C57])/3" office:value-type="float" office:value="0.0353333950042725" calcext:value-type="float">
            <text:p>0.035333395</text:p>
          </table:table-cell>
          <table:table-cell table:formula="of:=([.D19]+[.D38]+[.D57])/3" office:value-type="float" office:value="3.88199996948242" calcext:value-type="float">
            <text:p>3.8819999695</text:p>
          </table:table-cell>
          <table:table-cell table:style-name="ce1" office:value-type="float" office:value="450" calcext:value-type="float">
            <text:p>450</text:p>
          </table:table-cell>
          <table:table-cell table:style-name="ce3" table:formula="of:=([.S38]-[.O38])/[.O38]" office:value-type="percentage" office:value="-0.222109893937685" calcext:value-type="percentage">
            <text:p>-22.21%</text:p>
          </table:table-cell>
          <table:table-cell table:style-name="ce3" table:formula="of:=([.T38]-[.P38])/[.P38]" office:value-type="percentage" office:value="-0.794573284858881" calcext:value-type="percentage">
            <text:p>-79.46%</text:p>
          </table:table-cell>
          <table:table-cell table:style-name="ce3" table:formula="of:=([.U38]-[.Q38])/[.Q38]" office:value-type="percentage" office:value="-0.241352360859406" calcext:value-type="percentage">
            <text:p>-24.14%</text:p>
          </table:table-cell>
          <table:table-cell table:number-columns-repeated="99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4299998283386" calcext:value-type="float">
            <text:p>4.5429999828</text:p>
          </table:table-cell>
          <table:table-cell office:value-type="float" office:value="0.0480000972747803" calcext:value-type="float">
            <text:p>0.0480000973</text:p>
          </table:table-cell>
          <table:table-cell office:value-type="float" office:value="4.59100008010864" calcext:value-type="float">
            <text:p>4.59100008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187" calcext:value-type="float">
            <text:p>4.187</text:p>
          </table:table-cell>
          <table:table-cell office:value-type="float" office:value="1014.83" calcext:value-type="float">
            <text:p>1014.83</text:p>
          </table:table-cell>
          <table:table-cell office:value-type="float" office:value="1019.02" calcext:value-type="float">
            <text:p>1019.02</text:p>
          </table:table-cell>
          <table:table-cell table:style-name="ce1" office:value-type="float" office:value="500" calcext:value-type="float">
            <text:p>500</text:p>
          </table:table-cell>
          <table:table-cell table:style-name="ce3" table:formula="of:=([.G39]/[.B39])" office:value-type="percentage" office:value="0.921637687832041" calcext:value-type="percentage">
            <text:p>92.16%</text:p>
          </table:table-cell>
          <table:table-cell table:style-name="ce3" table:formula="of:=([.H39]/[.C39])" office:value-type="percentage" office:value="21142.2488206748" calcext:value-type="percentage">
            <text:p>2114224.88%</text:p>
          </table:table-cell>
          <table:table-cell table:style-name="ce3" table:formula="of:=([.I39]/[.D39])" office:value-type="percentage" office:value="221.960353347649" calcext:value-type="percentage">
            <text:p>22196.04%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5.975" calcext:value-type="float">
            <text:p>5.975</text:p>
          </table:table-cell>
          <table:table-cell office:value-type="float" office:value="0.203" calcext:value-type="float">
            <text:p>0.203</text:p>
          </table:table-cell>
          <table:table-cell table:formula="of:=[.O39]+[.P39]" office:value-type="float" office:value="6.178" calcext:value-type="float">
            <text:p>6.178</text:p>
          </table:table-cell>
          <table:table-cell table:style-name="ce1" office:value-type="float" office:value="500" calcext:value-type="float">
            <text:p>500</text:p>
          </table:table-cell>
          <table:table-cell table:formula="of:=([.B20]+[.B39]+[.B58])/3" office:value-type="float" office:value="4.52300000190735" calcext:value-type="float">
            <text:p>4.5230000019</text:p>
          </table:table-cell>
          <table:table-cell table:formula="of:=([.C20]+[.C39]+[.C58])/3" office:value-type="float" office:value="0.0453333059946696" calcext:value-type="float">
            <text:p>0.045333306</text:p>
          </table:table-cell>
          <table:table-cell table:formula="of:=([.D20]+[.D39]+[.D58])/3" office:value-type="float" office:value="4.56833330790202" calcext:value-type="float">
            <text:p>4.5683333079</text:p>
          </table:table-cell>
          <table:table-cell table:style-name="ce1" office:value-type="float" office:value="500" calcext:value-type="float">
            <text:p>500</text:p>
          </table:table-cell>
          <table:table-cell table:style-name="ce3" table:formula="of:=([.S39]-[.O39])/[.O39]" office:value-type="percentage" office:value="-0.243012551982034" calcext:value-type="percentage">
            <text:p>-24.30%</text:p>
          </table:table-cell>
          <table:table-cell table:style-name="ce3" table:formula="of:=([.T39]-[.P39])/[.P39]" office:value-type="percentage" office:value="-0.776683221701135" calcext:value-type="percentage">
            <text:p>-77.67%</text:p>
          </table:table-cell>
          <table:table-cell table:style-name="ce3" table:formula="of:=([.U39]-[.Q39])/[.Q39]" office:value-type="percentage" office:value="-0.260548185836514" calcext:value-type="percentage">
            <text:p>-26.05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ial 3</text:p>
          </table:table-cell>
          <table:table-cell table:number-columns-repeated="4"/>
          <table:table-cell office:value-type="string" calcext:value-type="string">
            <text:p>Trial 3 </text:p>
          </table:table-cell>
          <table:table-cell table:number-columns-repeated="3"/>
          <table:table-cell table:style-name="ce1" office:value-type="string" calcext:value-type="string">
            <text:p>Trial 3 </text:p>
          </table:table-cell>
          <table:table-cell table:style-name="ce3" table:number-columns-repeated="3"/>
          <table:table-cell table:number-columns-repeated="5"/>
          <table:table-cell table:style-name="ce1" office:value-type="string" calcext:value-type="string">
            <text:p>JKM results: Jarnac (avg 3 trials)</text:p>
          </table:table-cell>
          <table:table-cell table:number-columns-repeated="3"/>
          <table:table-cell table:style-name="ce1" office:value-type="string" calcext:value-type="string">
            <text:p>% difference vs Andy'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 table:style-name="ce1" office:value-type="string" calcext:value-type="string">
            <text:p>Name</text:p>
          </table:table-cell>
          <table:table-cell table:style-name="ce4" table:number-columns-repeated="3"/>
          <table:table-cell table:style-name="ce1"/>
          <table:table-cell table:style-name="ce1" office:value-type="string" calcext:value-type="string">
            <text:p>Andy's results: Jarnac (avg 3 trials)</text:p>
          </table:table-cell>
          <table:table-cell table:style-name="ce1" table:number-columns-repeated="2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_time (s)</text:p>
          </table:table-cell>
          <table:table-cell table:style-name="ce5" office:value-type="string" calcext:value-type="string">
            <text:p>Run_time (s)</text:p>
          </table:table-cell>
          <table:table-cell table:style-name="ce5" office:value-type="string" calcext:value-type="string">
            <text:p>Total_time (s)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_time (s)</text:p>
          </table:table-cell>
          <table:table-cell table:style-name="ce5" office:value-type="string" calcext:value-type="string">
            <text:p>Run_time (s)</text:p>
          </table:table-cell>
          <table:table-cell table:style-name="ce5" office:value-type="string" calcext:value-type="string">
            <text:p>Total_time (s)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jean_marie</text:p>
          </table:table-cell>
          <table:table-cell office:value-type="float" office:value="0.108999967575073" calcext:value-type="float">
            <text:p>0.1089999676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109999895095825" calcext:value-type="float">
            <text:p>0.1099998951</text:p>
          </table:table-cell>
          <table:table-cell table:number-columns-repeated="5"/>
          <table:table-cell table:style-name="ce1"/>
          <table:table-cell table:style-name="ce3" table:number-columns-repeated="3"/>
          <table:table-cell table:number-columns-repeated="4"/>
          <table:table-cell table:style-name="ce1" office:value-type="string" calcext:value-type="string">
            <text:p>jean_marie</text:p>
          </table:table-cell>
          <table:table-cell table:number-columns-repeated="3"/>
          <table:table-cell table:style-name="ce1" office:value-type="string" calcext:value-type="string">
            <text:p>jean_marie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jana_wolf</text:p>
          </table:table-cell>
          <table:table-cell office:value-type="float" office:value="0.134000062942505" calcext:value-type="float">
            <text:p>0.1340000629</text:p>
          </table:table-cell>
          <table:table-cell office:value-type="float" office:value="0.188999891281128" calcext:value-type="float">
            <text:p>0.1889998913</text:p>
          </table:table-cell>
          <table:table-cell office:value-type="float" office:value="0.322999954223633" calcext:value-type="float">
            <text:p>0.3229999542</text:p>
          </table:table-cell>
          <table:table-cell/>
          <table:table-cell office:value-type="string" calcext:value-type="string">
            <text:p>jana_wolf_fixed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jana_wolf_fixed2</text:p>
          </table:table-cell>
          <table:table-cell table:style-name="ce3" table:formula="of:=([.G43]/[.B43])" office:value-type="percentage" office:value="0" calcext:value-type="percentage">
            <text:p>0.00%</text:p>
          </table:table-cell>
          <table:table-cell table:style-name="ce3" table:formula="of:=([.H43]/[.C43])" office:value-type="percentage" office:value="5.29100833456327" calcext:value-type="percentage">
            <text:p>529.10%</text:p>
          </table:table-cell>
          <table:table-cell table:style-name="ce3" table:formula="of:=([.I43]/[.D43])" office:value-type="percentage" office:value="3.09597567096755" calcext:value-type="percentage">
            <text:p>309.60%</text:p>
          </table:table-cell>
          <table:table-cell table:style-name="ce1" office:value-type="string" calcext:value-type="string">
            <text:p>jana_wolf_fixed2</text:p>
          </table:table-cell>
          <table:table-cell table:number-columns-repeated="3"/>
          <table:table-cell table:style-name="ce1" office:value-type="string" calcext:value-type="string">
            <text:p>jana_wolf_fixed2</text:p>
          </table:table-cell>
          <table:table-cell table:formula="of:=([.G5]+[.G24]+[.G43])/3" office:value-type="float" office:value="0.005" calcext:value-type="float">
            <text:p>0.005</text:p>
          </table:table-cell>
          <table:table-cell table:formula="of:=([.H5]+[.H24]+[.H43])/3" office:value-type="float" office:value="0.994666666666667" calcext:value-type="float">
            <text:p>0.9946666667</text:p>
          </table:table-cell>
          <table:table-cell table:formula="of:=([.I5]+[.I24]+[.I43])/3" office:value-type="float" office:value="0.999666666666667" calcext:value-type="float">
            <text:p>0.9996666667</text:p>
          </table:table-cell>
          <table:table-cell table:style-name="ce1" office:value-type="string" calcext:value-type="string">
            <text:p>jana_wolf_fixed2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14</text:p>
          </table:table-cell>
          <table:table-cell office:value-type="float" office:value="0.496000051498413" calcext:value-type="float">
            <text:p>0.4960000515</text:p>
          </table:table-cell>
          <table:table-cell office:value-type="float" office:value="0.00699996948242188" calcext:value-type="float">
            <text:p>0.0069999695</text:p>
          </table:table-cell>
          <table:table-cell office:value-type="float" office:value="0.503000020980835" calcext:value-type="float">
            <text:p>0.503000021</text:p>
          </table:table-cell>
          <table:table-cell/>
          <table:table-cell office:value-type="string" calcext:value-type="string">
            <text:p>biomod14</text:p>
          </table:table-cell>
          <table:table-cell office:value-type="float" office:value="0.265" calcext:value-type="float">
            <text:p>0.265</text:p>
          </table:table-cell>
          <table:table-cell office:value-type="float" office:value="2.282" calcext:value-type="float">
            <text:p>2.282</text:p>
          </table:table-cell>
          <table:table-cell office:value-type="float" office:value="2.547" calcext:value-type="float">
            <text:p>2.547</text:p>
          </table:table-cell>
          <table:table-cell table:style-name="ce1" office:value-type="string" calcext:value-type="string">
            <text:p>biomod14</text:p>
          </table:table-cell>
          <table:table-cell table:style-name="ce3" table:formula="of:=([.G44]/[.B44])" office:value-type="percentage" office:value="0.534274138076068" calcext:value-type="percentage">
            <text:p>53.43%</text:p>
          </table:table-cell>
          <table:table-cell table:style-name="ce3" table:formula="of:=([.H44]/[.C44])" office:value-type="percentage" office:value="326.001421253406" calcext:value-type="percentage">
            <text:p>32600.14%</text:p>
          </table:table-cell>
          <table:table-cell table:style-name="ce3" table:formula="of:=([.I44]/[.D44])" office:value-type="percentage" office:value="5.06361807904784" calcext:value-type="percentage">
            <text:p>506.36%</text:p>
          </table:table-cell>
          <table:table-cell table:style-name="ce1" office:value-type="string" calcext:value-type="string">
            <text:p>biomod14</text:p>
          </table:table-cell>
          <table:table-cell table:number-columns-repeated="3"/>
          <table:table-cell table:style-name="ce1" office:value-type="string" calcext:value-type="string">
            <text:p>biomod14</text:p>
          </table:table-cell>
          <table:table-cell table:formula="of:=([.G6]+[.G25]+[.G44])/3" office:value-type="float" office:value="0.281" calcext:value-type="float">
            <text:p>0.281</text:p>
          </table:table-cell>
          <table:table-cell table:formula="of:=([.H6]+[.H25]+[.H44])/3" office:value-type="float" office:value="2.27633333333333" calcext:value-type="float">
            <text:p>2.2763333333</text:p>
          </table:table-cell>
          <table:table-cell table:formula="of:=([.I6]+[.I25]+[.I44])/3" office:value-type="float" office:value="2.55733333333333" calcext:value-type="float">
            <text:p>2.5573333333</text:p>
          </table:table-cell>
          <table:table-cell table:style-name="ce1" office:value-type="string" calcext:value-type="string">
            <text:p>biomod14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22</text:p>
          </table:table-cell>
          <table:table-cell office:value-type="float" office:value="0.068000078201294" calcext:value-type="float">
            <text:p>0.0680000782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690000057220459" calcext:value-type="float">
            <text:p>0.0690000057</text:p>
          </table:table-cell>
          <table:table-cell table:number-columns-repeated="5"/>
          <table:table-cell table:style-name="ce1"/>
          <table:table-cell table:style-name="ce3" table:formula="of:=([.G45]/[.B45])" office:value-type="percentage" office:value="0" calcext:value-type="percentage">
            <text:p>0.00%</text:p>
          </table:table-cell>
          <table:table-cell table:style-name="ce3" table:formula="of:=([.H45]/[.C45])" office:value-type="percentage" office:value="0" calcext:value-type="percentage">
            <text:p>0.00%</text:p>
          </table:table-cell>
          <table:table-cell table:style-name="ce3" table:formula="of:=([.I45]/[.D45])" office:value-type="percentage" office:value="0" calcext:value-type="percentage">
            <text:p>0.00%</text:p>
          </table:table-cell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style-name="ce3" table:number-columns-repeated="3"/>
          <table:table-cell table:number-columns-repeated="999"/>
        </table:table-row>
        <table:table-row table:style-name="ro1">
          <table:table-cell office:value-type="string" calcext:value-type="string">
            <text:p>biomod33</text:p>
          </table:table-cell>
          <table:table-cell office:value-type="float" office:value="0.111000061035156" calcext:value-type="float">
            <text:p>0.111000061</text:p>
          </table:table-cell>
          <table:table-cell office:value-type="float" office:value="0.0429999828338623" calcext:value-type="float">
            <text:p>0.0429999828</text:p>
          </table:table-cell>
          <table:table-cell office:value-type="float" office:value="0.154000043869019" calcext:value-type="float">
            <text:p>0.1540000439</text:p>
          </table:table-cell>
          <table:table-cell/>
          <table:table-cell office:value-type="string" calcext:value-type="string">
            <text:p>biomod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9" calcext:value-type="float">
            <text:p>0.219</text:p>
          </table:table-cell>
          <table:table-cell table:style-name="ce1" office:value-type="string" calcext:value-type="string">
            <text:p>biomod33</text:p>
          </table:table-cell>
          <table:table-cell table:style-name="ce3" table:formula="of:=([.G46]/[.B46])" office:value-type="percentage" office:value="0.279279125713108" calcext:value-type="percentage">
            <text:p>27.93%</text:p>
          </table:table-cell>
          <table:table-cell table:style-name="ce3" table:formula="of:=([.H46]/[.C46])" office:value-type="percentage" office:value="4.37209476865072" calcext:value-type="percentage">
            <text:p>437.21%</text:p>
          </table:table-cell>
          <table:table-cell table:style-name="ce3" table:formula="of:=([.I46]/[.D46])" office:value-type="percentage" office:value="1.42207751697957" calcext:value-type="percentage">
            <text:p>142.21%</text:p>
          </table:table-cell>
          <table:table-cell table:style-name="ce1" office:value-type="string" calcext:value-type="string">
            <text:p>biomod33</text:p>
          </table:table-cell>
          <table:table-cell table:number-columns-repeated="3"/>
          <table:table-cell table:style-name="ce1" office:value-type="string" calcext:value-type="string">
            <text:p>biomod33</text:p>
          </table:table-cell>
          <table:table-cell table:formula="of:=([.G8]+[.G27]+[.G46])/3" office:value-type="float" office:value="0.0316666666666667" calcext:value-type="float">
            <text:p>0.0316666667</text:p>
          </table:table-cell>
          <table:table-cell table:formula="of:=([.H8]+[.H27]+[.H46])/3" office:value-type="float" office:value="0.176666666666667" calcext:value-type="float">
            <text:p>0.1766666667</text:p>
          </table:table-cell>
          <table:table-cell table:formula="of:=([.I8]+[.I27]+[.I46])/3" office:value-type="float" office:value="0.208333333333333" calcext:value-type="float">
            <text:p>0.2083333333</text:p>
          </table:table-cell>
          <table:table-cell table:style-name="ce1" office:value-type="string" calcext:value-type="string">
            <text:p>biomod33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90000438690186" calcext:value-type="float">
            <text:p>0.0290000439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299999713897705" calcext:value-type="float">
            <text:p>0.02999997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([.G47]/[.B47])" office:value-type="percentage" office:value="0.517240596867677" calcext:value-type="percentage">
            <text:p>51.72%</text:p>
          </table:table-cell>
          <table:table-cell table:style-name="ce3" table:formula="of:=([.H47]/[.C47])" office:value-type="percentage" office:value="16.0011597520267" calcext:value-type="percentage">
            <text:p>1600.12%</text:p>
          </table:table-cell>
          <table:table-cell table:style-name="ce3" table:formula="of:=([.I47]/[.D47])" office:value-type="percentage" office:value="1.03333431879773" calcext:value-type="percentage">
            <text:p>103.33%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formula="of:=([.G9]+[.G28]+[.G47])/3" office:value-type="float" office:value="0.0103333333333333" calcext:value-type="float">
            <text:p>0.0103333333</text:p>
          </table:table-cell>
          <table:table-cell table:formula="of:=([.H9]+[.H28]+[.H47])/3" office:value-type="float" office:value="0.0153333333333333" calcext:value-type="float">
            <text:p>0.0153333333</text:p>
          </table:table-cell>
          <table:table-cell table:formula="of:=([.I9]+[.I28]+[.I47])/3" office:value-type="float" office:value="0.0256666666666667" calcext:value-type="float">
            <text:p>0.0256666667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0000858306885" calcext:value-type="float">
            <text:p>0.035000085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0.0360000133514404" calcext:value-type="float">
            <text:p>0.03600001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([.G48]/[.B48])" office:value-type="percentage" office:value="0.457141736091716" calcext:value-type="percentage">
            <text:p>45.71%</text:p>
          </table:table-cell>
          <table:table-cell table:style-name="ce3" table:formula="of:=([.H48]/[.C48])" office:value-type="percentage" office:value="16.0011597520267" calcext:value-type="percentage">
            <text:p>1600.12%</text:p>
          </table:table-cell>
          <table:table-cell table:style-name="ce3" table:formula="of:=([.I48]/[.D48])" office:value-type="percentage" office:value="0.888888559223816" calcext:value-type="percentage">
            <text:p>88.89%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formula="of:=([.G10]+[.G29]+[.G48])/3" office:value-type="float" office:value="0.0103333333333333" calcext:value-type="float">
            <text:p>0.0103333333</text:p>
          </table:table-cell>
          <table:table-cell table:formula="of:=([.H10]+[.H29]+[.H48])/3" office:value-type="float" office:value="0.0213333333333333" calcext:value-type="float">
            <text:p>0.0213333333</text:p>
          </table:table-cell>
          <table:table-cell table:formula="of:=([.I10]+[.I29]+[.I48])/3" office:value-type="float" office:value="0.0316666666666667" calcext:value-type="float">
            <text:p>0.0316666667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82999992370606" calcext:value-type="float">
            <text:p>0.2829999924</text:p>
          </table:table-cell>
          <table:table-cell office:value-type="float" office:value="0.00399994850158691" calcext:value-type="float">
            <text:p>0.0039999485</text:p>
          </table:table-cell>
          <table:table-cell office:value-type="float" office:value="0.286999940872192" calcext:value-type="float">
            <text:p>0.28699994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25" calcext:value-type="float">
            <text:p>0.125</text:p>
          </table:table-cell>
          <table:table-cell office:value-type="float" office:value="2.484" calcext:value-type="float">
            <text:p>2.484</text:p>
          </table:table-cell>
          <table:table-cell office:value-type="float" office:value="2.609" calcext:value-type="float">
            <text:p>2.609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formula="of:=([.G49]/[.B49])" office:value-type="percentage" office:value="0.441696124981886" calcext:value-type="percentage">
            <text:p>44.17%</text:p>
          </table:table-cell>
          <table:table-cell table:style-name="ce3" table:formula="of:=([.H49]/[.C49])" office:value-type="percentage" office:value="621.007995231568" calcext:value-type="percentage">
            <text:p>62100.80%</text:p>
          </table:table-cell>
          <table:table-cell table:style-name="ce3" table:formula="of:=([.I49]/[.D49])" office:value-type="percentage" office:value="9.09059420734114" calcext:value-type="percentage">
            <text:p>909.06%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 office:value-type="float" office:value="3.5" calcext:value-type="float">
            <text:p>3.5</text:p>
          </table:table-cell>
          <table:table-cell table:formula="of:=[.O49]+[.P49]" office:value-type="float" office:value="3.76" calcext:value-type="float">
            <text:p>3.76</text:p>
          </table:table-cell>
          <table:table-cell table:style-name="ce1" office:value-type="float" office:value="50" calcext:value-type="float">
            <text:p>50</text:p>
          </table:table-cell>
          <table:table-cell table:formula="of:=([.G11]+[.G30]+[.G49])/3" office:value-type="float" office:value="0.13" calcext:value-type="float">
            <text:p>0.13</text:p>
          </table:table-cell>
          <table:table-cell table:formula="of:=([.H11]+[.H30]+[.H49])/3" office:value-type="float" office:value="2.474" calcext:value-type="float">
            <text:p>2.474</text:p>
          </table:table-cell>
          <table:table-cell table:formula="of:=([.I11]+[.I30]+[.I49])/3" office:value-type="float" office:value="2.604" calcext:value-type="float">
            <text:p>2.604</text:p>
          </table:table-cell>
          <table:table-cell table:style-name="ce1" office:value-type="float" office:value="50" calcext:value-type="float">
            <text:p>50</text:p>
          </table:table-cell>
          <table:table-cell table:style-name="ce3" table:formula="of:=([.S49]-[.O49])/[.O49]" office:value-type="percentage" office:value="-0.5" calcext:value-type="percentage">
            <text:p>-50.00%</text:p>
          </table:table-cell>
          <table:table-cell table:style-name="ce3" table:formula="of:=([.T49]-[.P49])/[.P49]" office:value-type="percentage" office:value="-0.293142857142857" calcext:value-type="percentage">
            <text:p>-29.31%</text:p>
          </table:table-cell>
          <table:table-cell table:style-name="ce3" table:formula="of:=([.U49]-[.Q49])/[.Q49]" office:value-type="percentage" office:value="-0.307446808510638" calcext:value-type="percentage">
            <text:p>-30.74%</text:p>
          </table:table-cell>
          <table:table-cell table:number-columns-repeated="99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3999881744385" calcext:value-type="float">
            <text:p>0.5739998817</text:p>
          </table:table-cell>
          <table:table-cell office:value-type="float" office:value="0.00800013542175293" calcext:value-type="float">
            <text:p>0.0080001354</text:p>
          </table:table-cell>
          <table:table-cell office:value-type="float" office:value="0.582000017166138" calcext:value-type="float">
            <text:p>0.58200001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297" calcext:value-type="float">
            <text:p>0.297</text:p>
          </table:table-cell>
          <table:table-cell office:value-type="float" office:value="12.64" calcext:value-type="float">
            <text:p>12.64</text:p>
          </table:table-cell>
          <table:table-cell office:value-type="float" office:value="12.937" calcext:value-type="float">
            <text:p>12.937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([.G50]/[.B50])" office:value-type="percentage" office:value="0.517421709386799" calcext:value-type="percentage">
            <text:p>51.74%</text:p>
          </table:table-cell>
          <table:table-cell table:style-name="ce3" table:formula="of:=([.H50]/[.C50])" office:value-type="percentage" office:value="1579.97325465653" calcext:value-type="percentage">
            <text:p>157997.33%</text:p>
          </table:table-cell>
          <table:table-cell table:style-name="ce3" table:formula="of:=([.I50]/[.D50])" office:value-type="percentage" office:value="22.2285216811377" calcext:value-type="percentage">
            <text:p>2222.85%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table:formula="of:=[.O50]+[.P50]" office:value-type="float" office:value="20.7" calcext:value-type="float">
            <text:p>20.7</text:p>
          </table:table-cell>
          <table:table-cell table:style-name="ce1" office:value-type="float" office:value="100" calcext:value-type="float">
            <text:p>100</text:p>
          </table:table-cell>
          <table:table-cell table:formula="of:=([.G12]+[.G31]+[.G50])/3" office:value-type="float" office:value="0.296666666666667" calcext:value-type="float">
            <text:p>0.2966666667</text:p>
          </table:table-cell>
          <table:table-cell table:formula="of:=([.H12]+[.H31]+[.H50])/3" office:value-type="float" office:value="12.6873333333333" calcext:value-type="float">
            <text:p>12.6873333333</text:p>
          </table:table-cell>
          <table:table-cell table:formula="of:=([.I12]+[.I31]+[.I50])/3" office:value-type="float" office:value="12.984" calcext:value-type="float">
            <text:p>12.984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([.S50]-[.O50])/[.O50]" office:value-type="percentage" office:value="-0.835185185185185" calcext:value-type="percentage">
            <text:p>-83.52%</text:p>
          </table:table-cell>
          <table:table-cell table:style-name="ce3" table:formula="of:=([.T50]-[.P50])/[.P50]" office:value-type="percentage" office:value="-0.328712522045855" calcext:value-type="percentage">
            <text:p>-32.87%</text:p>
          </table:table-cell>
          <table:table-cell table:style-name="ce3" table:formula="of:=([.U50]-[.Q50])/[.Q50]" office:value-type="percentage" office:value="-0.372753623188406" calcext:value-type="percentage">
            <text:p>-37.28%</text:p>
          </table:table-cell>
          <table:table-cell table:number-columns-repeated="99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00000095367431" calcext:value-type="float">
            <text:p>0.9000000954</text:p>
          </table:table-cell>
          <table:table-cell office:value-type="float" office:value="0.0120000839233398" calcext:value-type="float">
            <text:p>0.0120000839</text:p>
          </table:table-cell>
          <table:table-cell office:value-type="float" office:value="0.912000179290772" calcext:value-type="float">
            <text:p>0.91200017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531" calcext:value-type="float">
            <text:p>0.531</text:p>
          </table:table-cell>
          <table:table-cell office:value-type="float" office:value="35.516" calcext:value-type="float">
            <text:p>35.516</text:p>
          </table:table-cell>
          <table:table-cell office:value-type="float" office:value="36.047" calcext:value-type="float">
            <text:p>36.047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([.G51]/[.B51])" office:value-type="percentage" office:value="0.589999937481357" calcext:value-type="percentage">
            <text:p>59.00%</text:p>
          </table:table-cell>
          <table:table-cell table:style-name="ce3" table:formula="of:=([.H51]/[.C51])" office:value-type="percentage" office:value="2959.64596805214" calcext:value-type="percentage">
            <text:p>295964.60%</text:p>
          </table:table-cell>
          <table:table-cell table:style-name="ce3" table:formula="of:=([.I51]/[.D51])" office:value-type="percentage" office:value="39.5252115279543" calcext:value-type="percentage">
            <text:p>3952.52%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office:value-type="float" office:value="53.4" calcext:value-type="float">
            <text:p>53.4</text:p>
          </table:table-cell>
          <table:table-cell table:formula="of:=[.O51]+[.P51]" office:value-type="float" office:value="59.7" calcext:value-type="float">
            <text:p>59.7</text:p>
          </table:table-cell>
          <table:table-cell table:style-name="ce1" office:value-type="float" office:value="150" calcext:value-type="float">
            <text:p>150</text:p>
          </table:table-cell>
          <table:table-cell table:formula="of:=([.G13]+[.G32]+[.G51])/3" office:value-type="float" office:value="0.531333333333333" calcext:value-type="float">
            <text:p>0.5313333333</text:p>
          </table:table-cell>
          <table:table-cell table:formula="of:=([.H13]+[.H32]+[.H51])/3" office:value-type="float" office:value="35.5416666666667" calcext:value-type="float">
            <text:p>35.5416666667</text:p>
          </table:table-cell>
          <table:table-cell table:formula="of:=([.I13]+[.I32]+[.I51])/3" office:value-type="float" office:value="36.073" calcext:value-type="float">
            <text:p>36.073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([.S51]-[.O51])/[.O51]" office:value-type="percentage" office:value="-0.915661375661376" calcext:value-type="percentage">
            <text:p>-91.57%</text:p>
          </table:table-cell>
          <table:table-cell table:style-name="ce3" table:formula="of:=([.T51]-[.P51])/[.P51]" office:value-type="percentage" office:value="-0.334425717852684" calcext:value-type="percentage">
            <text:p>-33.44%</text:p>
          </table:table-cell>
          <table:table-cell table:style-name="ce3" table:formula="of:=([.U51]-[.Q51])/[.Q51]" office:value-type="percentage" office:value="-0.395762144053601" calcext:value-type="percentage">
            <text:p>-39.58%</text:p>
          </table:table-cell>
          <table:table-cell table:number-columns-repeated="99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8500008583069" calcext:value-type="float">
            <text:p>1.2850000858</text:p>
          </table:table-cell>
          <table:table-cell office:value-type="float" office:value="0.0139999389648438" calcext:value-type="float">
            <text:p>0.013999939</text:p>
          </table:table-cell>
          <table:table-cell office:value-type="float" office:value="1.29900002479553" calcext:value-type="float">
            <text:p>1.29900002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844" calcext:value-type="float">
            <text:p>0.844</text:p>
          </table:table-cell>
          <table:table-cell office:value-type="float" office:value="76.781" calcext:value-type="float">
            <text:p>76.781</text:p>
          </table:table-cell>
          <table:table-cell office:value-type="float" office:value="77.625" calcext:value-type="float">
            <text:p>77.625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([.G52]/[.B52])" office:value-type="percentage" office:value="0.656809294650276" calcext:value-type="percentage">
            <text:p>65.68%</text:p>
          </table:table-cell>
          <table:table-cell table:style-name="ce3" table:formula="of:=([.H52]/[.C52])" office:value-type="percentage" office:value="5484.38105286102" calcext:value-type="percentage">
            <text:p>548438.11%</text:p>
          </table:table-cell>
          <table:table-cell table:style-name="ce3" table:formula="of:=([.I52]/[.D52])" office:value-type="percentage" office:value="59.7575046330108" calcext:value-type="percentage">
            <text:p>5975.75%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.7" calcext:value-type="float">
            <text:p>15.7</text:p>
          </table:table-cell>
          <table:table-cell office:value-type="float" office:value="115" calcext:value-type="float">
            <text:p>115</text:p>
          </table:table-cell>
          <table:table-cell table:formula="of:=[.O52]+[.P52]" office:value-type="float" office:value="130.7" calcext:value-type="float">
            <text:p>130.7</text:p>
          </table:table-cell>
          <table:table-cell table:style-name="ce1" office:value-type="float" office:value="200" calcext:value-type="float">
            <text:p>200</text:p>
          </table:table-cell>
          <table:table-cell table:formula="of:=([.G14]+[.G33]+[.G52])/3" office:value-type="float" office:value="0.843666666666667" calcext:value-type="float">
            <text:p>0.8436666667</text:p>
          </table:table-cell>
          <table:table-cell table:formula="of:=([.H14]+[.H33]+[.H52])/3" office:value-type="float" office:value="76.7136666666667" calcext:value-type="float">
            <text:p>76.7136666667</text:p>
          </table:table-cell>
          <table:table-cell table:formula="of:=([.I14]+[.I33]+[.I52])/3" office:value-type="float" office:value="77.5573333333333" calcext:value-type="float">
            <text:p>77.5573333333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([.S52]-[.O52])/[.O52]" office:value-type="percentage" office:value="-0.946263269639066" calcext:value-type="percentage">
            <text:p>-94.63%</text:p>
          </table:table-cell>
          <table:table-cell table:style-name="ce3" table:formula="of:=([.T52]-[.P52])/[.P52]" office:value-type="percentage" office:value="-0.332924637681159" calcext:value-type="percentage">
            <text:p>-33.29%</text:p>
          </table:table-cell>
          <table:table-cell table:style-name="ce3" table:formula="of:=([.U52]-[.Q52])/[.Q52]" office:value-type="percentage" office:value="-0.406600357051772" calcext:value-type="percentage">
            <text:p>-40.66%</text:p>
          </table:table-cell>
          <table:table-cell table:number-columns-repeated="99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1000003814697" calcext:value-type="float">
            <text:p>1.7100000381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1.7350001335144" calcext:value-type="float">
            <text:p>1.73500013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.219" calcext:value-type="float">
            <text:p>1.219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143.937" calcext:value-type="float">
            <text:p>143.937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([.G53]/[.B53])" office:value-type="percentage" office:value="0.712865481173299" calcext:value-type="percentage">
            <text:p>71.29%</text:p>
          </table:table-cell>
          <table:table-cell table:style-name="ce3" table:formula="of:=([.H53]/[.C53])" office:value-type="percentage" office:value="5708.69822304451" calcext:value-type="percentage">
            <text:p>570869.82%</text:p>
          </table:table-cell>
          <table:table-cell table:style-name="ce3" table:formula="of:=([.I53]/[.D53])" office:value-type="percentage" office:value="82.9608005322989" calcext:value-type="percentage">
            <text:p>8296.08%</text:p>
          </table:table-cell>
          <table:table-cell table:style-name="ce1" office:value-type="float" office:value="250" calcext:value-type="float">
            <text:p>250</text:p>
          </table:table-cell>
          <table:table-cell office:value-type="float" office:value="29.1" calcext:value-type="float">
            <text:p>29.1</text:p>
          </table:table-cell>
          <table:table-cell office:value-type="float" office:value="221" calcext:value-type="float">
            <text:p>221</text:p>
          </table:table-cell>
          <table:table-cell table:formula="of:=[.O53]+[.P53]" office:value-type="float" office:value="250.1" calcext:value-type="float">
            <text:p>250.1</text:p>
          </table:table-cell>
          <table:table-cell table:style-name="ce1" office:value-type="float" office:value="250" calcext:value-type="float">
            <text:p>250</text:p>
          </table:table-cell>
          <table:table-cell table:formula="of:=([.G15]+[.G34]+[.G53])/3" office:value-type="float" office:value="1.224" calcext:value-type="float">
            <text:p>1.224</text:p>
          </table:table-cell>
          <table:table-cell table:formula="of:=([.H15]+[.H34]+[.H53])/3" office:value-type="float" office:value="142.406" calcext:value-type="float">
            <text:p>142.406</text:p>
          </table:table-cell>
          <table:table-cell table:formula="of:=([.I15]+[.I34]+[.I53])/3" office:value-type="float" office:value="143.63" calcext:value-type="float">
            <text:p>143.63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([.S53]-[.O53])/[.O53]" office:value-type="percentage" office:value="-0.957938144329897" calcext:value-type="percentage">
            <text:p>-95.79%</text:p>
          </table:table-cell>
          <table:table-cell table:style-name="ce3" table:formula="of:=([.T53]-[.P53])/[.P53]" office:value-type="percentage" office:value="-0.355628959276018" calcext:value-type="percentage">
            <text:p>-35.56%</text:p>
          </table:table-cell>
          <table:table-cell table:style-name="ce3" table:formula="of:=([.U53]-[.Q53])/[.Q53]" office:value-type="percentage" office:value="-0.425709716113555" calcext:value-type="percentage">
            <text:p>-42.57%</text:p>
          </table:table-cell>
          <table:table-cell table:number-columns-repeated="99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.21000003814697" calcext:value-type="float">
            <text:p>2.2100000381</text:p>
          </table:table-cell>
          <table:table-cell office:value-type="float" office:value="0.0220000743865967" calcext:value-type="float">
            <text:p>0.0220000744</text:p>
          </table:table-cell>
          <table:table-cell office:value-type="float" office:value="2.23200011253357" calcext:value-type="float">
            <text:p>2.23200011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.672" calcext:value-type="float">
            <text:p>1.672</text:p>
          </table:table-cell>
          <table:table-cell office:value-type="float" office:value="245.531" calcext:value-type="float">
            <text:p>245.531</text:p>
          </table:table-cell>
          <table:table-cell office:value-type="float" office:value="247.203" calcext:value-type="float">
            <text:p>247.203</text:p>
          </table:table-cell>
          <table:table-cell table:style-name="ce1" office:value-type="float" office:value="300" calcext:value-type="float">
            <text:p>300</text:p>
          </table:table-cell>
          <table:table-cell table:style-name="ce3" table:formula="of:=([.G54]/[.B54])" office:value-type="percentage" office:value="0.756561072913795" calcext:value-type="percentage">
            <text:p>75.66%</text:p>
          </table:table-cell>
          <table:table-cell table:style-name="ce3" table:formula="of:=([.H54]/[.C54])" office:value-type="percentage" office:value="11160.4622641452" calcext:value-type="percentage">
            <text:p>1116046.23%</text:p>
          </table:table-cell>
          <table:table-cell table:style-name="ce3" table:formula="of:=([.I54]/[.D54])" office:value-type="percentage" office:value="110.754026674039" calcext:value-type="percentage">
            <text:p>11075.40%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49.5" calcext:value-type="float">
            <text:p>49.5</text:p>
          </table:table-cell>
          <table:table-cell office:value-type="float" office:value="368" calcext:value-type="float">
            <text:p>368</text:p>
          </table:table-cell>
          <table:table-cell table:formula="of:=[.O54]+[.P54]" office:value-type="float" office:value="417.5" calcext:value-type="float">
            <text:p>417.5</text:p>
          </table:table-cell>
          <table:table-cell table:style-name="ce1" office:value-type="float" office:value="300" calcext:value-type="float">
            <text:p>300</text:p>
          </table:table-cell>
          <table:table-cell table:formula="of:=([.G16]+[.G35]+[.G54])/3" office:value-type="float" office:value="1.68766666666667" calcext:value-type="float">
            <text:p>1.6876666667</text:p>
          </table:table-cell>
          <table:table-cell table:formula="of:=([.H16]+[.H35]+[.H54])/3" office:value-type="float" office:value="245.338666666667" calcext:value-type="float">
            <text:p>245.3386666667</text:p>
          </table:table-cell>
          <table:table-cell table:formula="of:=([.I16]+[.I35]+[.I54])/3" office:value-type="float" office:value="247.026333333333" calcext:value-type="float">
            <text:p>247.0263333333</text:p>
          </table:table-cell>
          <table:table-cell table:style-name="ce1" office:value-type="float" office:value="300" calcext:value-type="float">
            <text:p>300</text:p>
          </table:table-cell>
          <table:table-cell table:style-name="ce3" table:formula="of:=([.S54]-[.O54])/[.O54]" office:value-type="percentage" office:value="-0.965905723905724" calcext:value-type="percentage">
            <text:p>-96.59%</text:p>
          </table:table-cell>
          <table:table-cell table:style-name="ce3" table:formula="of:=([.T54]-[.P54])/[.P54]" office:value-type="percentage" office:value="-0.33331884057971" calcext:value-type="percentage">
            <text:p>-33.33%</text:p>
          </table:table-cell>
          <table:table-cell table:style-name="ce3" table:formula="of:=([.U54]-[.Q54])/[.Q54]" office:value-type="percentage" office:value="-0.408320159680639" calcext:value-type="percentage">
            <text:p>-40.83%</text:p>
          </table:table-cell>
          <table:table-cell table:number-columns-repeated="99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.77099990844727" calcext:value-type="float">
            <text:p>2.7709999084</text:p>
          </table:table-cell>
          <table:table-cell office:value-type="float" office:value="0.0250000953674316" calcext:value-type="float">
            <text:p>0.0250000954</text:p>
          </table:table-cell>
          <table:table-cell office:value-type="float" office:value="2.7960000038147" calcext:value-type="float">
            <text:p>2.796000003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2.219" calcext:value-type="float">
            <text:p>2.219</text:p>
          </table:table-cell>
          <table:table-cell office:value-type="float" office:value="378.89" calcext:value-type="float">
            <text:p>378.89</text:p>
          </table:table-cell>
          <table:table-cell office:value-type="float" office:value="381.109" calcext:value-type="float">
            <text:p>381.109</text:p>
          </table:table-cell>
          <table:table-cell table:style-name="ce1" office:value-type="float" office:value="350" calcext:value-type="float">
            <text:p>350</text:p>
          </table:table-cell>
          <table:table-cell table:style-name="ce3" table:formula="of:=([.G55]/[.B55])" office:value-type="percentage" office:value="0.800793963664696" calcext:value-type="percentage">
            <text:p>80.08%</text:p>
          </table:table-cell>
          <table:table-cell table:style-name="ce3" table:formula="of:=([.H55]/[.C55])" office:value-type="percentage" office:value="15155.5421861947" calcext:value-type="percentage">
            <text:p>1515554.22%</text:p>
          </table:table-cell>
          <table:table-cell table:style-name="ce3" table:formula="of:=([.I55]/[.D55])" office:value-type="percentage" office:value="136.305078497867" calcext:value-type="percentage">
            <text:p>13630.51%</text:p>
          </table:table-cell>
          <table:table-cell table:style-name="ce1" office:value-type="float" office:value="350" calcext:value-type="float">
            <text:p>350</text:p>
          </table:table-cell>
          <table:table-cell office:value-type="float" office:value="78.7" calcext:value-type="float">
            <text:p>78.7</text:p>
          </table:table-cell>
          <table:table-cell office:value-type="float" office:value="569" calcext:value-type="float">
            <text:p>569</text:p>
          </table:table-cell>
          <table:table-cell table:formula="of:=[.O55]+[.P55]" office:value-type="float" office:value="647.7" calcext:value-type="float">
            <text:p>647.7</text:p>
          </table:table-cell>
          <table:table-cell table:style-name="ce1" office:value-type="float" office:value="350" calcext:value-type="float">
            <text:p>350</text:p>
          </table:table-cell>
          <table:table-cell table:formula="of:=([.G17]+[.G36]+[.G55])/3" office:value-type="float" office:value="2.18766666666667" calcext:value-type="float">
            <text:p>2.1876666667</text:p>
          </table:table-cell>
          <table:table-cell table:formula="of:=([.H17]+[.H36]+[.H55])/3" office:value-type="float" office:value="374.614333333333" calcext:value-type="float">
            <text:p>374.6143333333</text:p>
          </table:table-cell>
          <table:table-cell table:formula="of:=([.I17]+[.I36]+[.I55])/3" office:value-type="float" office:value="376.802" calcext:value-type="float">
            <text:p>376.802</text:p>
          </table:table-cell>
          <table:table-cell table:style-name="ce1" office:value-type="float" office:value="350" calcext:value-type="float">
            <text:p>350</text:p>
          </table:table-cell>
          <table:table-cell table:style-name="ce3" table:formula="of:=([.S55]-[.O55])/[.O55]" office:value-type="percentage" office:value="-0.972202456586192" calcext:value-type="percentage">
            <text:p>-97.22%</text:p>
          </table:table-cell>
          <table:table-cell table:style-name="ce3" table:formula="of:=([.T55]-[.P55])/[.P55]" office:value-type="percentage" office:value="-0.34162683069713" calcext:value-type="percentage">
            <text:p>-34.16%</text:p>
          </table:table-cell>
          <table:table-cell table:style-name="ce3" table:formula="of:=([.U55]-[.Q55])/[.Q55]" office:value-type="percentage" office:value="-0.418246101590243" calcext:value-type="percentage">
            <text:p>-41.82%</text:p>
          </table:table-cell>
          <table:table-cell table:number-columns-repeated="99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6800012588501" calcext:value-type="float">
            <text:p>3.2680001259</text:p>
          </table:table-cell>
          <table:table-cell office:value-type="float" office:value="0.0299999713897705" calcext:value-type="float">
            <text:p>0.0299999714</text:p>
          </table:table-cell>
          <table:table-cell office:value-type="float" office:value="3.29800009727478" calcext:value-type="float">
            <text:p>3.29800009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.828" calcext:value-type="float">
            <text:p>2.828</text:p>
          </table:table-cell>
          <table:table-cell office:value-type="float" office:value="537.5" calcext:value-type="float">
            <text:p>537.5</text:p>
          </table:table-cell>
          <table:table-cell office:value-type="float" office:value="540.328" calcext:value-type="float">
            <text:p>540.328</text:p>
          </table:table-cell>
          <table:table-cell table:style-name="ce1" office:value-type="float" office:value="400" calcext:value-type="float">
            <text:p>400</text:p>
          </table:table-cell>
          <table:table-cell table:style-name="ce3" table:formula="of:=([.G56]/[.B56])" office:value-type="percentage" office:value="0.865361043777239" calcext:value-type="percentage">
            <text:p>86.54%</text:p>
          </table:table-cell>
          <table:table-cell table:style-name="ce3" table:formula="of:=([.H56]/[.C56])" office:value-type="percentage" office:value="17916.6837533478" calcext:value-type="percentage">
            <text:p>1791668.38%</text:p>
          </table:table-cell>
          <table:table-cell table:style-name="ce3" table:formula="of:=([.I56]/[.D56])" office:value-type="percentage" office:value="163.835046714064" calcext:value-type="percentage">
            <text:p>16383.50%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8" calcext:value-type="float">
            <text:p>118</text:p>
          </table:table-cell>
          <table:table-cell office:value-type="float" office:value="832" calcext:value-type="float">
            <text:p>832</text:p>
          </table:table-cell>
          <table:table-cell table:formula="of:=[.O56]+[.P56]" office:value-type="float" office:value="950" calcext:value-type="float">
            <text:p>950</text:p>
          </table:table-cell>
          <table:table-cell table:style-name="ce1" office:value-type="float" office:value="400" calcext:value-type="float">
            <text:p>400</text:p>
          </table:table-cell>
          <table:table-cell table:formula="of:=([.G18]+[.G37]+[.G56])/3" office:value-type="float" office:value="2.823" calcext:value-type="float">
            <text:p>2.823</text:p>
          </table:table-cell>
          <table:table-cell table:formula="of:=([.H18]+[.H37]+[.H56])/3" office:value-type="float" office:value="543.75" calcext:value-type="float">
            <text:p>543.75</text:p>
          </table:table-cell>
          <table:table-cell table:formula="of:=([.I18]+[.I37]+[.I56])/3" office:value-type="float" office:value="546.573" calcext:value-type="float">
            <text:p>546.573</text:p>
          </table:table-cell>
          <table:table-cell table:style-name="ce1" office:value-type="float" office:value="400" calcext:value-type="float">
            <text:p>400</text:p>
          </table:table-cell>
          <table:table-cell table:style-name="ce3" table:formula="of:=([.S56]-[.O56])/[.O56]" office:value-type="percentage" office:value="-0.976076271186441" calcext:value-type="percentage">
            <text:p>-97.61%</text:p>
          </table:table-cell>
          <table:table-cell table:style-name="ce3" table:formula="of:=([.T56]-[.P56])/[.P56]" office:value-type="percentage" office:value="-0.346454326923077" calcext:value-type="percentage">
            <text:p>-34.65%</text:p>
          </table:table-cell>
          <table:table-cell table:style-name="ce3" table:formula="of:=([.U56]-[.Q56])/[.Q56]" office:value-type="percentage" office:value="-0.42466" calcext:value-type="percentage">
            <text:p>-42.47%</text:p>
          </table:table-cell>
          <table:table-cell table:number-columns-repeated="99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85699987411499" calcext:value-type="float">
            <text:p>3.8569998741</text:p>
          </table:table-cell>
          <table:table-cell office:value-type="float" office:value="0.0320000648498535" calcext:value-type="float">
            <text:p>0.0320000648</text:p>
          </table:table-cell>
          <table:table-cell office:value-type="float" office:value="3.88899993896484" calcext:value-type="float">
            <text:p>3.888999939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422" calcext:value-type="float">
            <text:p>3.422</text:p>
          </table:table-cell>
          <table:table-cell office:value-type="float" office:value="764.5" calcext:value-type="float">
            <text:p>764.5</text:p>
          </table:table-cell>
          <table:table-cell office:value-type="float" office:value="767.922" calcext:value-type="float">
            <text:p>767.922</text:p>
          </table:table-cell>
          <table:table-cell/>
          <table:table-cell table:style-name="ce3" table:formula="of:=([.G57]/[.B57])" office:value-type="percentage" office:value="0.887218074069862" calcext:value-type="percentage">
            <text:p>88.72%</text:p>
          </table:table-cell>
          <table:table-cell table:style-name="ce3" table:formula="of:=([.H57]/[.C57])" office:value-type="percentage" office:value="23890.5765843628" calcext:value-type="percentage">
            <text:p>2389057.66%</text:p>
          </table:table-cell>
          <table:table-cell table:style-name="ce3" table:formula="of:=([.I57]/[.D57])" office:value-type="percentage" office:value="197.460018527129" calcext:value-type="percentage">
            <text:p>19746.00%</text:p>
          </table:table-cell>
          <table:table-cell table:style-name="ce1" office:value-type="float" office:value="450" calcext:value-type="float">
            <text:p>450</text:p>
          </table:table-cell>
          <table:table-cell office:value-type="float" office:value="172" calcext:value-type="float">
            <text:p>172</text:p>
          </table:table-cell>
          <table:table-cell office:value-type="float" office:value="1183" calcext:value-type="float">
            <text:p>1183</text:p>
          </table:table-cell>
          <table:table-cell table:formula="of:=[.O57]+[.P57]" office:value-type="float" office:value="1355" calcext:value-type="float">
            <text:p>1355</text:p>
          </table:table-cell>
          <table:table-cell table:style-name="ce1" office:value-type="float" office:value="450" calcext:value-type="float">
            <text:p>450</text:p>
          </table:table-cell>
          <table:table-cell table:formula="of:=([.G19]+[.G38]+[.G57])/3" office:value-type="float" office:value="3.41166666666667" calcext:value-type="float">
            <text:p>3.4116666667</text:p>
          </table:table-cell>
          <table:table-cell table:formula="of:=([.H19]+[.H38]+[.H57])/3" office:value-type="float" office:value="759.093666666667" calcext:value-type="float">
            <text:p>759.0936666667</text:p>
          </table:table-cell>
          <table:table-cell table:formula="of:=([.I19]+[.I38]+[.I57])/3" office:value-type="float" office:value="762.505333333333" calcext:value-type="float">
            <text:p>762.5053333333</text:p>
          </table:table-cell>
          <table:table-cell table:style-name="ce1" office:value-type="float" office:value="450" calcext:value-type="float">
            <text:p>450</text:p>
          </table:table-cell>
          <table:table-cell table:style-name="ce3" table:formula="of:=([.S57]-[.O57])/[.O57]" office:value-type="percentage" office:value="-0.980164728682171" calcext:value-type="percentage">
            <text:p>-98.02%</text:p>
          </table:table-cell>
          <table:table-cell table:style-name="ce3" table:formula="of:=([.T57]-[.P57])/[.P57]" office:value-type="percentage" office:value="-0.358331642716258" calcext:value-type="percentage">
            <text:p>-35.83%</text:p>
          </table:table-cell>
          <table:table-cell table:style-name="ce3" table:formula="of:=([.U57]-[.Q57])/[.Q57]" office:value-type="percentage" office:value="-0.437265436654366" calcext:value-type="percentage">
            <text:p>-43.73%</text:p>
          </table:table-cell>
          <table:table-cell table:number-columns-repeated="99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47699999809265" calcext:value-type="float">
            <text:p>4.4769999981</text:p>
          </table:table-cell>
          <table:table-cell office:value-type="float" office:value="0.0490000247955322" calcext:value-type="float">
            <text:p>0.0490000248</text:p>
          </table:table-cell>
          <table:table-cell office:value-type="float" office:value="4.52600002288818" calcext:value-type="float">
            <text:p>4.526000022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.266" calcext:value-type="float">
            <text:p>4.266</text:p>
          </table:table-cell>
          <table:table-cell office:value-type="float" office:value="1032.69" calcext:value-type="float">
            <text:p>1032.69</text:p>
          </table:table-cell>
          <table:table-cell office:value-type="float" office:value="1036.95" calcext:value-type="float">
            <text:p>1036.95</text:p>
          </table:table-cell>
          <table:table-cell/>
          <table:table-cell table:style-name="ce3" table:formula="of:=([.G58]/[.B58])" office:value-type="percentage" office:value="0.952870226003453" calcext:value-type="percentage">
            <text:p>95.29%</text:p>
          </table:table-cell>
          <table:table-cell table:style-name="ce3" table:formula="of:=([.H58]/[.C58])" office:value-type="percentage" office:value="21075.2954576905" calcext:value-type="percentage">
            <text:p>2107529.55%</text:p>
          </table:table-cell>
          <table:table-cell table:style-name="ce3" table:formula="of:=([.I58]/[.D58])" office:value-type="percentage" office:value="229.109587882479" calcext:value-type="percentage">
            <text:p>22910.96%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594" calcext:value-type="float">
            <text:p>1594</text:p>
          </table:table-cell>
          <table:table-cell table:formula="of:=[.O58]+[.P58]" office:value-type="float" office:value="1834" calcext:value-type="float">
            <text:p>1834</text:p>
          </table:table-cell>
          <table:table-cell table:style-name="ce1" office:value-type="float" office:value="500" calcext:value-type="float">
            <text:p>500</text:p>
          </table:table-cell>
          <table:table-cell table:formula="of:=([.G20]+[.G39]+[.G58])/3" office:value-type="float" office:value="4.25" calcext:value-type="float">
            <text:p>4.25</text:p>
          </table:table-cell>
          <table:table-cell table:formula="of:=([.H20]+[.H39]+[.H58])/3" office:value-type="float" office:value="1025.87" calcext:value-type="float">
            <text:p>1025.87</text:p>
          </table:table-cell>
          <table:table-cell table:formula="of:=([.I20]+[.I39]+[.I58])/3" office:value-type="float" office:value="1030.12" calcext:value-type="float">
            <text:p>1030.12</text:p>
          </table:table-cell>
          <table:table-cell table:style-name="ce1" office:value-type="float" office:value="500" calcext:value-type="float">
            <text:p>500</text:p>
          </table:table-cell>
          <table:table-cell table:style-name="ce3" table:formula="of:=([.S58]-[.O58])/[.O58]" office:value-type="percentage" office:value="-0.982291666666667" calcext:value-type="percentage">
            <text:p>-98.23%</text:p>
          </table:table-cell>
          <table:table-cell table:style-name="ce3" table:formula="of:=([.T58]-[.P58])/[.P58]" office:value-type="percentage" office:value="-0.356417816813049" calcext:value-type="percentage">
            <text:p>-35.64%</text:p>
          </table:table-cell>
          <table:table-cell table:style-name="ce3" table:formula="of:=([.U58]-[.Q58])/[.Q58]" office:value-type="percentage" office:value="-0.438320610687023" calcext:value-type="percentage">
            <text:p>-43.83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oadrunner version 1.3.1, Win32</text:p>
          </table:table-cell>
          <table:table-cell table:number-columns-repeated="4"/>
          <table:table-cell office:value-type="string" calcext:value-type="string">
            <text:p>Jarnac Version 3.33b Interactive Mode [Build Date: 27 February 2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 3 Trials</text:p>
          </table:table-cell>
          <table:table-cell table:number-columns-repeated="4"/>
          <table:table-cell office:value-type="string" calcext:value-type="string">
            <text:p>Avg 3 Trials</text:p>
          </table:table-cell>
          <table:table-cell table:number-columns-repeated="4"/>
          <table:table-cell table:style-name="ce1" office:value-type="string" calcext:value-type="string">
            <text:p>Runtime Compari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/>
          <table:table-cell office:value-type="string" calcext:value-type="string">
            <text:p>Name</text:p>
          </table:table-cell>
          <table:table-cell table:style-name="ce1" office:value-type="string" calcext:value-type="string">
            <text:p>Load_time (s)</text:p>
          </table:table-cell>
          <table:table-cell table:style-name="ce1" office:value-type="string" calcext:value-type="string">
            <text:p>Run_time (s)</text:p>
          </table:table-cell>
          <table:table-cell table:style-name="ce1" office:value-type="string" calcext:value-type="string">
            <text:p>Total_time (s)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adRunner</text:p>
          </table:table-cell>
          <table:table-cell table:style-name="ce1" office:value-type="string" calcext:value-type="string">
            <text:p>Jarnac</text:p>
          </table:table-cell>
          <table:table-cell table:style-name="ce1" office:value-type="string" calcext:value-type="string">
            <text:p>Ratio: RoadRunner/Jarna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an_marie</text:p>
          </table:table-cell>
          <table:table-cell table:formula="of:=([.B42]+[.B23]+[.B4])/3" office:value-type="float" office:value="0.110000054041544" calcext:value-type="float">
            <text:p>0.110000054</text:p>
          </table:table-cell>
          <table:table-cell table:formula="of:=([.C42]+[.C23]+[.C4])/3" office:value-type="float" office:value="0.000333309173583984" calcext:value-type="float">
            <text:p>0.0003333092</text:p>
          </table:table-cell>
          <table:table-cell table:formula="of:=([.D42]+[.D23]+[.D4])/3" office:value-type="float" office:value="0.110333363215128" calcext:value-type="float">
            <text:p>0.1103333632</text:p>
          </table:table-cell>
          <table:table-cell table:number-columns-repeated="6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jana_wolf</text:p>
          </table:table-cell>
          <table:table-cell table:formula="of:=([.B43]+[.B24]+[.B5])/3" office:value-type="float" office:value="0.136333386103312" calcext:value-type="float">
            <text:p>0.1363333861</text:p>
          </table:table-cell>
          <table:table-cell table:formula="of:=([.C43]+[.C24]+[.C5])/3" office:value-type="float" office:value="0.187666575113932" calcext:value-type="float">
            <text:p>0.1876665751</text:p>
          </table:table-cell>
          <table:table-cell table:formula="of:=([.D43]+[.D24]+[.D5])/3" office:value-type="float" office:value="0.323999961217245" calcext:value-type="float">
            <text:p>0.3239999612</text:p>
          </table:table-cell>
          <table:table-cell/>
          <table:table-cell office:value-type="string" calcext:value-type="string">
            <text:p>jana_wolf</text:p>
          </table:table-cell>
          <table:table-cell table:formula="of:=([.G43]+[.G24]+[.G5])/3" office:value-type="float" office:value="0.005" calcext:value-type="float">
            <text:p>0.005</text:p>
          </table:table-cell>
          <table:table-cell table:formula="of:=([.H43]+[.H24]+[.H5])/3" office:value-type="float" office:value="0.994666666666667" calcext:value-type="float">
            <text:p>0.9946666667</text:p>
          </table:table-cell>
          <table:table-cell table:formula="of:=([.I43]+[.I24]+[.I5])/3" office:value-type="float" office:value="0.999666666666667" calcext:value-type="float">
            <text:p>0.9996666667</text:p>
          </table:table-cell>
          <table:table-cell/>
          <table:table-cell table:style-name="ce1" office:value-type="string" calcext:value-type="string">
            <text:p>jana_wolf</text:p>
          </table:table-cell>
          <table:table-cell table:formula="of:=[.C63]" office:value-type="float" office:value="0.187666575113932" calcext:value-type="float">
            <text:p>0.1876665751</text:p>
          </table:table-cell>
          <table:table-cell table:formula="of:=[.H63]" office:value-type="float" office:value="0.994666666666667" calcext:value-type="float">
            <text:p>0.9946666667</text:p>
          </table:table-cell>
          <table:table-cell table:style-name="ce2" table:formula="of:=[.L5]" office:value-type="float" office:value="5.37634783500397" calcext:value-type="float">
            <text:p>5.376347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mod14</text:p>
          </table:table-cell>
          <table:table-cell table:formula="of:=([.B44]+[.B25]+[.B6])/3" office:value-type="float" office:value="0.506333351135254" calcext:value-type="float">
            <text:p>0.5063333511</text:p>
          </table:table-cell>
          <table:table-cell table:formula="of:=([.C44]+[.C25]+[.C6])/3" office:value-type="float" office:value="0.00733327865600586" calcext:value-type="float">
            <text:p>0.0073332787</text:p>
          </table:table-cell>
          <table:table-cell table:formula="of:=([.D44]+[.D25]+[.D6])/3" office:value-type="float" office:value="0.51366662979126" calcext:value-type="float">
            <text:p>0.5136666298</text:p>
          </table:table-cell>
          <table:table-cell/>
          <table:table-cell office:value-type="string" calcext:value-type="string">
            <text:p>biomod14</text:p>
          </table:table-cell>
          <table:table-cell table:formula="of:=([.G44]+[.G25]+[.G6])/3" office:value-type="float" office:value="0.281" calcext:value-type="float">
            <text:p>0.281</text:p>
          </table:table-cell>
          <table:table-cell table:formula="of:=([.H44]+[.H25]+[.H6])/3" office:value-type="float" office:value="2.27633333333333" calcext:value-type="float">
            <text:p>2.2763333333</text:p>
          </table:table-cell>
          <table:table-cell table:formula="of:=([.I44]+[.I25]+[.I6])/3" office:value-type="float" office:value="2.55733333333333" calcext:value-type="float">
            <text:p>2.5573333333</text:p>
          </table:table-cell>
          <table:table-cell/>
          <table:table-cell table:style-name="ce1" office:value-type="string" calcext:value-type="string">
            <text:p>biomod14</text:p>
          </table:table-cell>
          <table:table-cell table:formula="of:=[.C64]" office:value-type="float" office:value="0.00733327865600586" calcext:value-type="float">
            <text:p>0.0073332787</text:p>
          </table:table-cell>
          <table:table-cell table:formula="of:=[.H64]" office:value-type="float" office:value="2.27633333333333" calcext:value-type="float">
            <text:p>2.2763333333</text:p>
          </table:table-cell>
          <table:table-cell table:style-name="ce2" table:formula="of:=[.L6]" office:value-type="float" office:value="323.572839237057" calcext:value-type="float">
            <text:p>323.5728392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omod22</text:p>
          </table:table-cell>
          <table:table-cell table:formula="of:=([.B45]+[.B26]+[.B7])/3" office:value-type="float" office:value="0.0670000712076823" calcext:value-type="float">
            <text:p>0.0670000712</text:p>
          </table:table-cell>
          <table:table-cell table:formula="of:=([.C45]+[.C26]+[.C7])/3" office:value-type="float" office:value="0.000999927520751953" calcext:value-type="float">
            <text:p>0.0009999275</text:p>
          </table:table-cell>
          <table:table-cell table:formula="of:=([.D45]+[.D26]+[.D7])/3" office:value-type="float" office:value="0.0679999987284343" calcext:value-type="float">
            <text:p>0.0679999987</text:p>
          </table:table-cell>
          <table:table-cell table:number-columns-repeated="6"/>
          <table:table-cell table:style-name="ce1"/>
          <table:table-cell table:number-columns-repeated="2"/>
          <table:table-cell table:style-name="ce2"/>
          <table:table-cell table:number-columns-repeated="1010"/>
        </table:table-row>
        <table:table-row table:style-name="ro1">
          <table:table-cell office:value-type="string" calcext:value-type="string">
            <text:p>biomod33</text:p>
          </table:table-cell>
          <table:table-cell table:formula="of:=([.B46]+[.B27]+[.B8])/3" office:value-type="float" office:value="0.111666758855184" calcext:value-type="float">
            <text:p>0.1116667589</text:p>
          </table:table-cell>
          <table:table-cell table:formula="of:=([.C46]+[.C27]+[.C8])/3" office:value-type="float" office:value="0.0426666736602783" calcext:value-type="float">
            <text:p>0.0426666737</text:p>
          </table:table-cell>
          <table:table-cell table:formula="of:=([.D46]+[.D27]+[.D8])/3" office:value-type="float" office:value="0.154333432515463" calcext:value-type="float">
            <text:p>0.1543334325</text:p>
          </table:table-cell>
          <table:table-cell/>
          <table:table-cell office:value-type="string" calcext:value-type="string">
            <text:p>biomod33</text:p>
          </table:table-cell>
          <table:table-cell table:formula="of:=([.G46]+[.G27]+[.G8])/3" office:value-type="float" office:value="0.0316666666666667" calcext:value-type="float">
            <text:p>0.0316666667</text:p>
          </table:table-cell>
          <table:table-cell table:formula="of:=([.H46]+[.H27]+[.H8])/3" office:value-type="float" office:value="0.176666666666667" calcext:value-type="float">
            <text:p>0.1766666667</text:p>
          </table:table-cell>
          <table:table-cell table:formula="of:=([.I46]+[.I27]+[.I8])/3" office:value-type="float" office:value="0.208333333333333" calcext:value-type="float">
            <text:p>0.2083333333</text:p>
          </table:table-cell>
          <table:table-cell/>
          <table:table-cell table:style-name="ce1" office:value-type="string" calcext:value-type="string">
            <text:p>biomod33</text:p>
          </table:table-cell>
          <table:table-cell table:formula="of:=[.C66]" office:value-type="float" office:value="0.0426666736602783" calcext:value-type="float">
            <text:p>0.0426666737</text:p>
          </table:table-cell>
          <table:table-cell table:formula="of:=[.H66]" office:value-type="float" office:value="0.176666666666667" calcext:value-type="float">
            <text:p>0.1766666667</text:p>
          </table:table-cell>
          <table:table-cell table:style-name="ce2" table:formula="of:=[.L8]" office:value-type="float" office:value="4.07142320945044" calcext:value-type="float">
            <text:p>4.071423209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47]+[.B28]+[.B9])/3" office:value-type="float" office:value="0.0300000508626302" calcext:value-type="float">
            <text:p>0.0300000509</text:p>
          </table:table-cell>
          <table:table-cell table:formula="of:=([.C47]+[.C28]+[.C9])/3" office:value-type="float" office:value="0.00100000699361165" calcext:value-type="float">
            <text:p>0.001000007</text:p>
          </table:table-cell>
          <table:table-cell table:formula="of:=([.D47]+[.D28]+[.D9])/3" office:value-type="float" office:value="0.0310000578562419" calcext:value-type="float">
            <text:p>0.0310000579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G47]+[.G28]+[.G9])/3" office:value-type="float" office:value="0.0103333333333333" calcext:value-type="float">
            <text:p>0.0103333333</text:p>
          </table:table-cell>
          <table:table-cell table:formula="of:=([.H47]+[.H28]+[.H9])/3" office:value-type="float" office:value="0.0153333333333333" calcext:value-type="float">
            <text:p>0.0153333333</text:p>
          </table:table-cell>
          <table:table-cell table:formula="of:=([.I47]+[.I28]+[.I9])/3" office:value-type="float" office:value="0.0256666666666667" calcext:value-type="float">
            <text:p>0.025666666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formula="of:=[.C67]" office:value-type="float" office:value="0.00100000699361165" calcext:value-type="float">
            <text:p>0.001000007</text:p>
          </table:table-cell>
          <table:table-cell table:formula="of:=[.H67]" office:value-type="float" office:value="0.0153333333333333" calcext:value-type="float">
            <text:p>0.0153333333</text:p>
          </table:table-cell>
          <table:table-cell table:style-name="ce2" table:formula="of:=[.L9]" office:value-type="float" office:value="15.001087267525" calcext:value-type="float">
            <text:p>15.001087267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48]+[.B29]+[.B10])/3" office:value-type="float" office:value="0.0356667041778564" calcext:value-type="float">
            <text:p>0.0356667042</text:p>
          </table:table-cell>
          <table:table-cell table:formula="of:=([.C48]+[.C29]+[.C10])/3" office:value-type="float" office:value="0.00133331616719564" calcext:value-type="float">
            <text:p>0.0013333162</text:p>
          </table:table-cell>
          <table:table-cell table:formula="of:=([.D48]+[.D29]+[.D10])/3" office:value-type="float" office:value="0.0370000203450521" calcext:value-type="float">
            <text:p>0.037000020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G48]+[.G29]+[.G10])/3" office:value-type="float" office:value="0.0103333333333333" calcext:value-type="float">
            <text:p>0.0103333333</text:p>
          </table:table-cell>
          <table:table-cell table:formula="of:=([.H48]+[.H29]+[.H10])/3" office:value-type="float" office:value="0.0213333333333333" calcext:value-type="float">
            <text:p>0.0213333333</text:p>
          </table:table-cell>
          <table:table-cell table:formula="of:=([.I48]+[.I29]+[.I10])/3" office:value-type="float" office:value="0.0316666666666667" calcext:value-type="float">
            <text:p>0.031666666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[.C68]" office:value-type="float" office:value="0.00133331616719564" calcext:value-type="float">
            <text:p>0.0013333162</text:p>
          </table:table-cell>
          <table:table-cell table:formula="of:=[.H68]" office:value-type="float" office:value="0.0213333333333333" calcext:value-type="float">
            <text:p>0.0213333333</text:p>
          </table:table-cell>
          <table:table-cell table:style-name="ce2" table:formula="of:=[.L10]" office:value-type="float" office:value="16.0011597520267" calcext:value-type="float">
            <text:p>16.001159752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B49]+[.B30]+[.B11])/3" office:value-type="float" office:value="0.285000006357829" calcext:value-type="float">
            <text:p>0.2850000064</text:p>
          </table:table-cell>
          <table:table-cell table:formula="of:=([.C49]+[.C30]+[.C11])/3" office:value-type="float" office:value="0.00400002797444661" calcext:value-type="float">
            <text:p>0.004000028</text:p>
          </table:table-cell>
          <table:table-cell table:formula="of:=([.D49]+[.D30]+[.D11])/3" office:value-type="float" office:value="0.289000034332275" calcext:value-type="float">
            <text:p>0.289000034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[.G49]+[.G30]+[.G11])/3" office:value-type="float" office:value="0.13" calcext:value-type="float">
            <text:p>0.13</text:p>
          </table:table-cell>
          <table:table-cell table:formula="of:=([.H49]+[.H30]+[.H11])/3" office:value-type="float" office:value="2.474" calcext:value-type="float">
            <text:p>2.474</text:p>
          </table:table-cell>
          <table:table-cell table:formula="of:=([.I49]+[.I30]+[.I11])/3" office:value-type="float" office:value="2.604" calcext:value-type="float">
            <text:p>2.604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formula="of:=[.C69]" office:value-type="float" office:value="0.00400002797444661" calcext:value-type="float">
            <text:p>0.004000028</text:p>
          </table:table-cell>
          <table:table-cell table:formula="of:=[.H69]" office:value-type="float" office:value="2.474" calcext:value-type="float">
            <text:p>2.474</text:p>
          </table:table-cell>
          <table:table-cell table:style-name="ce2" table:formula="of:=[.L11]" office:value-type="float" office:value="617.257946951184" calcext:value-type="float">
            <text:p>617.2579469512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B50]+[.B31]+[.B12])/3" office:value-type="float" office:value="0.580333312352499" calcext:value-type="float">
            <text:p>0.5803333124</text:p>
          </table:table-cell>
          <table:table-cell table:formula="of:=([.C50]+[.C31]+[.C12])/3" office:value-type="float" office:value="0.00700004895528158" calcext:value-type="float">
            <text:p>0.007000049</text:p>
          </table:table-cell>
          <table:table-cell table:formula="of:=([.D50]+[.D31]+[.D12])/3" office:value-type="float" office:value="0.58733336130778" calcext:value-type="float">
            <text:p>0.587333361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G50]+[.G31]+[.G12])/3" office:value-type="float" office:value="0.296666666666667" calcext:value-type="float">
            <text:p>0.2966666667</text:p>
          </table:table-cell>
          <table:table-cell table:formula="of:=([.H50]+[.H31]+[.H12])/3" office:value-type="float" office:value="12.6873333333333" calcext:value-type="float">
            <text:p>12.6873333333</text:p>
          </table:table-cell>
          <table:table-cell table:formula="of:=([.I50]+[.I31]+[.I12])/3" office:value-type="float" office:value="12.984" calcext:value-type="float">
            <text:p>12.98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formula="of:=[.C70]" office:value-type="float" office:value="0.00700004895528158" calcext:value-type="float">
            <text:p>0.007000049</text:p>
          </table:table-cell>
          <table:table-cell table:formula="of:=[.H70]" office:value-type="float" office:value="12.6873333333333" calcext:value-type="float">
            <text:p>12.6873333333</text:p>
          </table:table-cell>
          <table:table-cell table:style-name="ce2" table:formula="of:=[.L12]" office:value-type="float" office:value="1819.1507880109" calcext:value-type="float">
            <text:p>1819.15078801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B51]+[.B32]+[.B13])/3" office:value-type="float" office:value="0.916333357493082" calcext:value-type="float">
            <text:p>0.9163333575</text:p>
          </table:table-cell>
          <table:table-cell table:formula="of:=([.C51]+[.C32]+[.C13])/3" office:value-type="float" office:value="0.0109999974568685" calcext:value-type="float">
            <text:p>0.0109999975</text:p>
          </table:table-cell>
          <table:table-cell table:formula="of:=([.D51]+[.D32]+[.D13])/3" office:value-type="float" office:value="0.927333354949952" calcext:value-type="float">
            <text:p>0.9273333549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([.G51]+[.G32]+[.G13])/3" office:value-type="float" office:value="0.531333333333333" calcext:value-type="float">
            <text:p>0.5313333333</text:p>
          </table:table-cell>
          <table:table-cell table:formula="of:=([.H51]+[.H32]+[.H13])/3" office:value-type="float" office:value="35.5416666666667" calcext:value-type="float">
            <text:p>35.5416666667</text:p>
          </table:table-cell>
          <table:table-cell table:formula="of:=([.I51]+[.I32]+[.I13])/3" office:value-type="float" office:value="36.073" calcext:value-type="float">
            <text:p>36.073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formula="of:=[.C71]" office:value-type="float" office:value="0.0109999974568685" calcext:value-type="float">
            <text:p>0.0109999975</text:p>
          </table:table-cell>
          <table:table-cell table:formula="of:=[.H71]" office:value-type="float" office:value="35.5416666666667" calcext:value-type="float">
            <text:p>35.5416666667</text:p>
          </table:table-cell>
          <table:table-cell table:style-name="ce2" table:formula="of:=[.L13]" office:value-type="float" office:value="3553.10338850344" calcext:value-type="float">
            <text:p>3553.1033885035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B52]+[.B33]+[.B14])/3" office:value-type="float" office:value="1.30200004577637" calcext:value-type="float">
            <text:p>1.3020000458</text:p>
          </table:table-cell>
          <table:table-cell table:formula="of:=([.C52]+[.C33]+[.C14])/3" office:value-type="float" office:value="0.0143333276112875" calcext:value-type="float">
            <text:p>0.0143333276</text:p>
          </table:table-cell>
          <table:table-cell table:formula="of:=([.D52]+[.D33]+[.D14])/3" office:value-type="float" office:value="1.31633337338765" calcext:value-type="float">
            <text:p>1.316333373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G52]+[.G33]+[.G14])/3" office:value-type="float" office:value="0.843666666666667" calcext:value-type="float">
            <text:p>0.8436666667</text:p>
          </table:table-cell>
          <table:table-cell table:formula="of:=([.H52]+[.H33]+[.H14])/3" office:value-type="float" office:value="76.7136666666667" calcext:value-type="float">
            <text:p>76.7136666667</text:p>
          </table:table-cell>
          <table:table-cell table:formula="of:=([.I52]+[.I33]+[.I14])/3" office:value-type="float" office:value="77.5573333333333" calcext:value-type="float">
            <text:p>77.5573333333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formula="of:=[.C72]" office:value-type="float" office:value="0.0143333276112875" calcext:value-type="float">
            <text:p>0.0143333276</text:p>
          </table:table-cell>
          <table:table-cell table:formula="of:=[.H72]" office:value-type="float" office:value="76.7136666666667" calcext:value-type="float">
            <text:p>76.7136666667</text:p>
          </table:table-cell>
          <table:table-cell table:style-name="ce2" table:formula="of:=[.L14]" office:value-type="float" office:value="5112.49757851069" calcext:value-type="float">
            <text:p>5112.4975785107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[.B53]+[.B34]+[.B15])/3" office:value-type="float" office:value="1.72666668891907" calcext:value-type="float">
            <text:p>1.7266666889</text:p>
          </table:table-cell>
          <table:table-cell table:formula="of:=([.C53]+[.C34]+[.C15])/3" office:value-type="float" office:value="0.0230000019073486" calcext:value-type="float">
            <text:p>0.0230000019</text:p>
          </table:table-cell>
          <table:table-cell table:formula="of:=([.D53]+[.D34]+[.D15])/3" office:value-type="float" office:value="1.74966669082642" calcext:value-type="float">
            <text:p>1.7496666908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([.G53]+[.G34]+[.G15])/3" office:value-type="float" office:value="1.224" calcext:value-type="float">
            <text:p>1.224</text:p>
          </table:table-cell>
          <table:table-cell table:formula="of:=([.H53]+[.H34]+[.H15])/3" office:value-type="float" office:value="142.406" calcext:value-type="float">
            <text:p>142.406</text:p>
          </table:table-cell>
          <table:table-cell table:formula="of:=([.I53]+[.I34]+[.I15])/3" office:value-type="float" office:value="143.63" calcext:value-type="float">
            <text:p>143.63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C73]" office:value-type="float" office:value="0.0230000019073486" calcext:value-type="float">
            <text:p>0.0230000019</text:p>
          </table:table-cell>
          <table:table-cell table:formula="of:=[.H73]" office:value-type="float" office:value="142.406" calcext:value-type="float">
            <text:p>142.406</text:p>
          </table:table-cell>
          <table:table-cell table:style-name="ce2" table:formula="of:=[.L15]" office:value-type="float" office:value="7905.43831262168" calcext:value-type="float">
            <text:p>7905.4383126217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B54]+[.B35]+[.B16])/3" office:value-type="float" office:value="2.21099996566772" calcext:value-type="float">
            <text:p>2.2109999657</text:p>
          </table:table-cell>
          <table:table-cell table:formula="of:=([.C54]+[.C35]+[.C16])/3" office:value-type="float" office:value="0.0220000743865967" calcext:value-type="float">
            <text:p>0.0220000744</text:p>
          </table:table-cell>
          <table:table-cell table:formula="of:=([.D54]+[.D35]+[.D16])/3" office:value-type="float" office:value="2.23300004005432" calcext:value-type="float">
            <text:p>2.2330000401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([.G54]+[.G35]+[.G16])/3" office:value-type="float" office:value="1.68766666666667" calcext:value-type="float">
            <text:p>1.6876666667</text:p>
          </table:table-cell>
          <table:table-cell table:formula="of:=([.H54]+[.H35]+[.H16])/3" office:value-type="float" office:value="245.338666666667" calcext:value-type="float">
            <text:p>245.3386666667</text:p>
          </table:table-cell>
          <table:table-cell table:formula="of:=([.I54]+[.I35]+[.I16])/3" office:value-type="float" office:value="247.026333333333" calcext:value-type="float">
            <text:p>247.026333333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formula="of:=[.C74]" office:value-type="float" office:value="0.0220000743865967" calcext:value-type="float">
            <text:p>0.0220000744</text:p>
          </table:table-cell>
          <table:table-cell table:formula="of:=[.H74]" office:value-type="float" office:value="245.338666666667" calcext:value-type="float">
            <text:p>245.3386666667</text:p>
          </table:table-cell>
          <table:table-cell table:style-name="ce2" table:formula="of:=[.L16]" office:value-type="float" office:value="11140.5986949444" calcext:value-type="float">
            <text:p>11140.5986949444</text:p>
          </table:table-cell>
          <table:table-cell table:number-columns-repeated="10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[.B55]+[.B36]+[.B17])/3" office:value-type="float" office:value="2.76366662979126" calcext:value-type="float">
            <text:p>2.7636666298</text:p>
          </table:table-cell>
          <table:table-cell table:formula="of:=([.C55]+[.C36]+[.C17])/3" office:value-type="float" office:value="0.0256667137145996" calcext:value-type="float">
            <text:p>0.0256667137</text:p>
          </table:table-cell>
          <table:table-cell table:formula="of:=([.D55]+[.D36]+[.D17])/3" office:value-type="float" office:value="2.78933334350586" calcext:value-type="float">
            <text:p>2.7893333435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([.G55]+[.G36]+[.G17])/3" office:value-type="float" office:value="2.18766666666667" calcext:value-type="float">
            <text:p>2.1876666667</text:p>
          </table:table-cell>
          <table:table-cell table:formula="of:=([.H55]+[.H36]+[.H17])/3" office:value-type="float" office:value="374.614333333333" calcext:value-type="float">
            <text:p>374.6143333333</text:p>
          </table:table-cell>
          <table:table-cell table:formula="of:=([.I55]+[.I36]+[.I17])/3" office:value-type="float" office:value="376.802" calcext:value-type="float">
            <text:p>376.802</text:p>
          </table:table-cell>
          <table:table-cell/>
          <table:table-cell table:style-name="ce1" office:value-type="float" office:value="350" calcext:value-type="float">
            <text:p>350</text:p>
          </table:table-cell>
          <table:table-cell table:formula="of:=[.C75]" office:value-type="float" office:value="0.0256667137145996" calcext:value-type="float">
            <text:p>0.0256667137</text:p>
          </table:table-cell>
          <table:table-cell table:formula="of:=[.H75]" office:value-type="float" office:value="374.614333333333" calcext:value-type="float">
            <text:p>374.6143333333</text:p>
          </table:table-cell>
          <table:table-cell table:style-name="ce2" table:formula="of:=[.L17]" office:value-type="float" office:value="14560.0641056377" calcext:value-type="float">
            <text:p>14560.0641056377</text:p>
          </table:table-cell>
          <table:table-cell table:number-columns-repeated="10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B56]+[.B37]+[.B18])/3" office:value-type="float" office:value="3.25100008646647" calcext:value-type="float">
            <text:p>3.2510000865</text:p>
          </table:table-cell>
          <table:table-cell table:formula="of:=([.C56]+[.C37]+[.C18])/3" office:value-type="float" office:value="0.0329999923706055" calcext:value-type="float">
            <text:p>0.0329999924</text:p>
          </table:table-cell>
          <table:table-cell table:formula="of:=([.D56]+[.D37]+[.D18])/3" office:value-type="float" office:value="3.28400007883708" calcext:value-type="float">
            <text:p>3.2840000788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([.G56]+[.G37]+[.G18])/3" office:value-type="float" office:value="2.823" calcext:value-type="float">
            <text:p>2.823</text:p>
          </table:table-cell>
          <table:table-cell table:formula="of:=([.H56]+[.H37]+[.H18])/3" office:value-type="float" office:value="543.75" calcext:value-type="float">
            <text:p>543.75</text:p>
          </table:table-cell>
          <table:table-cell table:formula="of:=([.I56]+[.I37]+[.I18])/3" office:value-type="float" office:value="546.573" calcext:value-type="float">
            <text:p>546.573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formula="of:=[.C76]" office:value-type="float" office:value="0.0329999923706055" calcext:value-type="float">
            <text:p>0.0329999924</text:p>
          </table:table-cell>
          <table:table-cell table:formula="of:=[.H76]" office:value-type="float" office:value="543.75" calcext:value-type="float">
            <text:p>543.75</text:p>
          </table:table-cell>
          <table:table-cell table:style-name="ce2" table:formula="of:=[.L18]" office:value-type="float" office:value="16935.9969282213" calcext:value-type="float">
            <text:p>16935.9969282213</text:p>
          </table:table-cell>
          <table:table-cell table:number-columns-repeated="10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[.B57]+[.B38]+[.B19])/3" office:value-type="float" office:value="3.84666657447815" calcext:value-type="float">
            <text:p>3.8466665745</text:p>
          </table:table-cell>
          <table:table-cell table:formula="of:=([.C57]+[.C38]+[.C19])/3" office:value-type="float" office:value="0.0353333950042725" calcext:value-type="float">
            <text:p>0.035333395</text:p>
          </table:table-cell>
          <table:table-cell table:formula="of:=([.D57]+[.D38]+[.D19])/3" office:value-type="float" office:value="3.88199996948242" calcext:value-type="float">
            <text:p>3.8819999695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([.G57]+[.G38]+[.G19])/3" office:value-type="float" office:value="3.41166666666667" calcext:value-type="float">
            <text:p>3.4116666667</text:p>
          </table:table-cell>
          <table:table-cell table:formula="of:=([.H57]+[.H38]+[.H19])/3" office:value-type="float" office:value="759.093666666667" calcext:value-type="float">
            <text:p>759.0936666667</text:p>
          </table:table-cell>
          <table:table-cell table:formula="of:=([.I57]+[.I38]+[.I19])/3" office:value-type="float" office:value="762.505333333333" calcext:value-type="float">
            <text:p>762.5053333333</text:p>
          </table:table-cell>
          <table:table-cell/>
          <table:table-cell table:style-name="ce1" office:value-type="float" office:value="450" calcext:value-type="float">
            <text:p>450</text:p>
          </table:table-cell>
          <table:table-cell table:formula="of:=[.C77]" office:value-type="float" office:value="0.0353333950042725" calcext:value-type="float">
            <text:p>0.035333395</text:p>
          </table:table-cell>
          <table:table-cell table:formula="of:=[.H77]" office:value-type="float" office:value="759.093666666667" calcext:value-type="float">
            <text:p>759.0936666667</text:p>
          </table:table-cell>
          <table:table-cell table:style-name="ce2" table:formula="of:=[.L19]" office:value-type="float" office:value="18210.904588053" calcext:value-type="float">
            <text:p>18210.904588053</text:p>
          </table:table-cell>
          <table:table-cell table:number-columns-repeated="10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B58]+[.B39]+[.B20])/3" office:value-type="float" office:value="4.52300000190735" calcext:value-type="float">
            <text:p>4.5230000019</text:p>
          </table:table-cell>
          <table:table-cell table:formula="of:=([.C58]+[.C39]+[.C20])/3" office:value-type="float" office:value="0.0453333059946696" calcext:value-type="float">
            <text:p>0.045333306</text:p>
          </table:table-cell>
          <table:table-cell table:formula="of:=([.D58]+[.D39]+[.D20])/3" office:value-type="float" office:value="4.56833330790202" calcext:value-type="float">
            <text:p>4.5683333079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([.G58]+[.G39]+[.G20])/3" office:value-type="float" office:value="4.25" calcext:value-type="float">
            <text:p>4.25</text:p>
          </table:table-cell>
          <table:table-cell table:formula="of:=([.H58]+[.H39]+[.H20])/3" office:value-type="float" office:value="1025.87" calcext:value-type="float">
            <text:p>1025.87</text:p>
          </table:table-cell>
          <table:table-cell table:formula="of:=([.I58]+[.I39]+[.I20])/3" office:value-type="float" office:value="1030.12" calcext:value-type="float">
            <text:p>1030.12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C78]" office:value-type="float" office:value="0.0453333059946696" calcext:value-type="float">
            <text:p>0.045333306</text:p>
          </table:table-cell>
          <table:table-cell table:formula="of:=[.H78]" office:value-type="float" office:value="1025.87" calcext:value-type="float">
            <text:p>1025.87</text:p>
          </table:table-cell>
          <table:table-cell table:style-name="ce2" table:formula="of:=[.L20]" office:value-type="float" office:value="26412.7023197638" calcext:value-type="float">
            <text:p>26412.7023197638</text:p>
          </table:table-cell>
          <table:table-cell table:number-columns-repeated="101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4:23:44.352948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7T14:26:46.393400878</dc:date>
    <dc:creator>poltergeist </dc:creator>
    <meta:editing-duration>PT4H31M43S</meta:editing-duration>
    <meta:editing-cycles>27</meta:editing-cycles>
    <meta:generator>LibreOffice/4.3.5.2.0$Linux_X86_64 LibreOffice_project/430$Build-2</meta:generator>
    <meta:document-statistic meta:table-count="1" meta:cell-count="1208" meta:object-count="0"/>
  </office:meta>
</office:document-meta>
</file>